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68.56mm"/>
    </style:style>
    <style:style style:name="co3" style:family="table-column">
      <style:table-column-properties fo:break-before="auto" style:column-width="56.39mm"/>
    </style:style>
    <style:style style:name="co4" style:family="table-column">
      <style:table-column-properties fo:break-before="auto" style:column-width="311.84mm"/>
    </style:style>
    <style:style style:name="co5" style:family="table-column">
      <style:table-column-properties fo:break-before="auto" style:column-width="22.58mm"/>
    </style:style>
    <style:style style:name="co6" style:family="table-column">
      <style:table-column-properties fo:break-before="auto" style:column-width="72.43mm"/>
    </style:style>
    <style:style style:name="co7" style:family="table-column">
      <style:table-column-properties fo:break-before="auto" style:column-width="35.65mm"/>
    </style:style>
    <style:style style:name="co8" style:family="table-column">
      <style:table-column-properties fo:break-before="auto" style:column-width="295.26mm"/>
    </style:style>
    <style:style style:name="co9" style:family="table-column">
      <style:table-column-properties fo:break-before="auto" style:column-width="25.42mm"/>
    </style:style>
    <style:style style:name="co10" style:family="table-column">
      <style:table-column-properties fo:break-before="auto" style:column-width="103.12mm"/>
    </style:style>
    <style:style style:name="co11" style:family="table-column">
      <style:table-column-properties fo:break-before="auto" style:column-width="200.7mm"/>
    </style:style>
    <style:style style:name="co12" style:family="table-column">
      <style:table-column-properties fo:break-before="auto" style:column-width="269.54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ro3" style:family="table-row">
      <style:table-row-properties style:row-height="8.94mm" fo:break-before="auto" style:use-optimal-row-height="true"/>
    </style:style>
    <style:style style:name="ro4" style:family="table-row">
      <style:table-row-properties style:row-height="51.06mm" fo:break-before="auto" style:use-optimal-row-height="true"/>
    </style:style>
    <style:style style:name="ro5" style:family="table-row">
      <style:table-row-properties style:row-height="131.09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30mm" fo:break-before="auto" style:use-optimal-row-height="true"/>
    </style:style>
    <style:style style:name="ro8" style:family="table-row">
      <style:table-row-properties style:row-height="17.37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13.16mm" fo:break-before="auto" style:use-optimal-row-height="true"/>
    </style:style>
    <style:style style:name="ro11" style:family="table-row">
      <style:table-row-properties style:row-height="34.22mm" fo:break-before="auto" style:use-optimal-row-height="true"/>
    </style:style>
    <style:style style:name="ro12" style:family="table-row">
      <style:table-row-properties style:row-height="101.62mm" fo:break-before="auto" style:use-optimal-row-height="true"/>
    </style:style>
    <style:style style:name="ro13" style:family="table-row">
      <style:table-row-properties style:row-height="4.73mm" fo:break-before="auto" style:use-optimal-row-height="true"/>
    </style:style>
    <style:style style:name="ro14" style:family="table-row">
      <style:table-row-properties style:row-height="38.44mm" fo:break-before="auto" style:use-optimal-row-height="true"/>
    </style:style>
    <style:style style:name="ro15" style:family="table-row">
      <style:table-row-properties style:row-height="42.6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ff420e"/>
    </style:style>
    <style:style style:name="ce3" style:family="table-cell" style:parent-style-name="Default">
      <style:table-cell-properties fo:background-color="#ffcc99"/>
    </style:style>
    <style:style style:name="ce4" style:family="table-cell" style:parent-style-name="Default">
      <style:table-cell-properties fo:background-color="#aecf00"/>
    </style:style>
    <style:style style:name="ce5" style:family="table-cell" style:parent-style-name="Default">
      <style:table-cell-properties fo:background-color="#ffff00"/>
    </style:style>
    <style:style style:name="ce6" style:family="table-cell" style:parent-style-name="Default">
      <style:table-cell-properties fo:background-color="#00ae00"/>
    </style:style>
    <style:style style:name="ce7" style:family="table-cell" style:parent-style-name="Default">
      <style:table-cell-properties fo:background-color="#ff420e" fo:wrap-option="wrap"/>
    </style:style>
    <style:style style:name="ce8" style:family="table-cell" style:parent-style-name="Default">
      <style:table-cell-properties fo:background-color="#aecf00" fo:wrap-option="wrap"/>
    </style:style>
    <style:style style:name="ce9" style:family="table-cell" style:parent-style-name="Default">
      <style:table-cell-properties fo:background-color="#ffcc99" fo:wrap-option="wrap"/>
    </style:style>
    <style:style style:name="ce10" style:family="table-cell" style:parent-style-name="Default">
      <style:table-cell-properties fo:background-color="#ffff00" fo:wrap-option="wrap"/>
    </style:style>
    <style:style style:name="ce11" style:family="table-cell" style:parent-style-name="Default">
      <style:table-cell-properties fo:background-color="#00ae00" fo:wrap-option="wrap"/>
    </style:style>
    <style:style style:name="T1" style:family="text">
      <style:text-properties fo:font-weight="bold" style:font-weight-asian="bold" style:font-weight-complex="bold"/>
    </style:style>
  </office:automatic-styles>
  <office:body>
    <office:spreadsheet>
      <table:table table:name="FULL_EXTENT_FULL_BEHAVIOR_EXPLICIT_INTERFACE_IMPLEMENTATION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intent</text:p>
          </table:table-cell>
          <table:table-cell office:value-type="string" calcext:value-type="string">
            <text:p>comment</text:p>
          </table:table-cell>
        </table:table-row>
        <table:table-row table:style-name="ro1">
          <table:table-cell office:value-type="float" office:value="27" calcext:value-type="float">
            <text:p>27</text:p>
          </table:table-cell>
          <table:table-cell office:value-type="string" calcext:value-type="string">
            <text:p>CH.ifa.draw.framework.Figure</text:p>
          </table:table-cell>
          <table:table-cell office:value-type="float" office:value="0.03125" calcext:value-type="float">
            <text:p>0.03</text:p>
          </table:table-cell>
          <table:table-cell office:value-type="string" calcext:value-type="string">
            <text:p>Insets connectionInsets()</text:p>
          </table:table-cell>
          <table:table-cell office:value-type="string" calcext:value-type="string">
            <text:p>&lt;&lt; root</text:p>
          </table:table-cell>
        </table:table-row>
        <table:table-row table:style-name="ro1">
          <table:table-cell office:value-type="float" office:value="32" calcext:value-type="float">
            <text:p>32</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Insets connectionInsets(), Rectangle displayBox()</text:p>
          </table:table-cell>
          <table:table-cell office:value-type="string" calcext:value-type="string">
            <text:p>&lt;&lt; 27</text:p>
          </table:table-cell>
        </table:table-row>
        <table:table-row table:style-name="ro1">
          <table:table-cell office:value-type="float" office:value="33" calcext:value-type="float">
            <text:p>33</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Insets connectionInsets(), Rectangle displayBox(), void draw(Graphics g)]</text:p>
          </table:table-cell>
          <table:table-cell office:value-type="string" calcext:value-type="string">
            <text:p>&lt;&lt;32</text:p>
          </table:table-cell>
        </table:table-row>
        <table:table-row table:style-name="ro1">
          <table:table-cell office:value-type="float" office:value="35" calcext:value-type="float">
            <text:p>35</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Insets connectionInsets(), void draw(Graphics g)</text:p>
          </table:table-cell>
          <table:table-cell office:value-type="string" calcext:value-type="string">
            <text:p>&lt;&lt; 27</text:p>
          </table:table-cell>
        </table:table-row>
        <table:table-row table:style-name="ro1">
          <table:table-cell office:value-type="float" office:value="36" calcext:value-type="float">
            <text:p>36</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Insets connectionInsets(), boolean containsPoint(int x, int y), void draw(Graphics g)</text:p>
          </table:table-cell>
          <table:table-cell office:value-type="string" calcext:value-type="string">
            <text:p>&lt;&lt; 35</text:p>
          </table:table-cell>
        </table:table-row>
        <table:table-row table:style-name="ro1">
          <table:table-cell office:value-type="float" office:value="39" calcext:value-type="float">
            <text:p>39</text:p>
          </table:table-cell>
          <table:table-cell office:value-type="string" calcext:value-type="string">
            <text:p>CH.ifa.draw.framework.Figure</text:p>
          </table:table-cell>
          <table:table-cell office:value-type="float" office:value="0.03125" calcext:value-type="float">
            <text:p>0.03</text:p>
          </table:table-cell>
          <table:table-cell office:value-type="string" calcext:value-type="string">
            <text:p>Vector handles()</text:p>
          </table:table-cell>
          <table:table-cell office:value-type="string" calcext:value-type="string">
            <text:p>&lt;&lt; root</text:p>
          </table:table-cell>
        </table:table-row>
        <table:table-row table:style-name="ro1">
          <table:table-cell office:value-type="float" office:value="40" calcext:value-type="float">
            <text:p>40</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Rectangle displayBox(), Vector handles()</text:p>
          </table:table-cell>
          <table:table-cell office:value-type="string" calcext:value-type="string">
            <text:p>&lt;&lt; 39</text:p>
          </table:table-cell>
        </table:table-row>
        <table:table-row table:style-name="ro1">
          <table:table-cell office:value-type="float" office:value="41" calcext:value-type="float">
            <text:p>41</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Rectangle displayBox(), Vector handles(), boolean containsPoint(int x, int y)</text:p>
          </table:table-cell>
          <table:table-cell office:value-type="string" calcext:value-type="string">
            <text:p>&lt;&lt; 40</text:p>
          </table:table-cell>
        </table:table-row>
        <table:table-row table:style-name="ro1">
          <table:table-cell office:value-type="float" office:value="50" calcext:value-type="float">
            <text:p>50</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Connector connectorAt(int x, int y), Rectangle displayBox(), Vector handles(), boolean containsPoint(int x, int y)</text:p>
          </table:table-cell>
          <table:table-cell office:value-type="string" calcext:value-type="string">
            <text:p>&lt;&lt; 41</text:p>
          </table:table-cell>
        </table:table-row>
        <table:table-row table:style-name="ro1">
          <table:table-cell office:value-type="float" office:value="51" calcext:value-type="float">
            <text:p>51</text:p>
          </table:table-cell>
          <table:table-cell office:value-type="string" calcext:value-type="string">
            <text:p>CH.ifa.draw.framework.Figure</text:p>
          </table:table-cell>
          <table:table-cell office:value-type="float" office:value="0.15625" calcext:value-type="float">
            <text:p>0.16</text:p>
          </table:table-cell>
          <table:table-cell office:value-type="string" calcext:value-type="string">
            <text:p>Connector connectorAt(int x, int y), Rectangle displayBox(), Vector handles(), boolean containsPoint(int x, int y), void draw(Graphics g)</text:p>
          </table:table-cell>
          <table:table-cell office:value-type="string" calcext:value-type="string">
            <text:p>&lt;&lt; 50</text:p>
          </table:table-cell>
        </table:table-row>
        <table:table-row table:style-name="ro1">
          <table:table-cell office:value-type="float" office:value="52" calcext:value-type="float">
            <text:p>52</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Rectangle displayBox(), Vector handles(), boolean containsPoint(int x, int y), void draw(Graphics g)</text:p>
          </table:table-cell>
          <table:table-cell office:value-type="string" calcext:value-type="string">
            <text:p>&lt;&lt; 41</text:p>
          </table:table-cell>
        </table:table-row>
        <table:table-row table:style-name="ro1">
          <table:table-cell office:value-type="float" office:value="53" calcext:value-type="float">
            <text:p>53</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Rectangle displayBox(), Vector handles(), void basicDisplayBox(Point origin, Point corner), void setAttribute(String name, Object value)</text:p>
          </table:table-cell>
          <table:table-cell office:value-type="string" calcext:value-type="string">
            <text:p>&lt;&lt; 40</text:p>
          </table:table-cell>
        </table:table-row>
        <table:table-row table:style-name="ro1">
          <table:table-cell office:value-type="float" office:value="54" calcext:value-type="float">
            <text:p>54</text:p>
          </table:table-cell>
          <table:table-cell office:value-type="string" calcext:value-type="string">
            <text:p>CH.ifa.draw.framework.Figure</text:p>
          </table:table-cell>
          <table:table-cell office:value-type="float" office:value="0.15625" calcext:value-type="float">
            <text:p>0.16</text:p>
          </table:table-cell>
          <table:table-cell office:value-type="string" calcext:value-type="string">
            <text:p>Rectangle displayBox(), Vector handles(), boolean canConnect(), void basicDisplayBox(Point origin, Point corner), void setAttribute(String name, Object value)</text:p>
          </table:table-cell>
          <table:table-cell office:value-type="string" calcext:value-type="string">
            <text:p>&lt;&lt; 53</text:p>
          </table:table-cell>
        </table:table-row>
        <table:table-row table:style-name="ro1">
          <table:table-cell office:value-type="float" office:value="55" calcext:value-type="float">
            <text:p>55</text:p>
          </table:table-cell>
          <table:table-cell office:value-type="string" calcext:value-type="string">
            <text:p>CH.ifa.draw.framework.Figure</text:p>
          </table:table-cell>
          <table:table-cell office:value-type="float" office:value="0.1875" calcext:value-type="float">
            <text:p>0.19</text:p>
          </table:table-cell>
          <table:table-cell office:value-type="string" calcext:value-type="string">
            <text:p>FigureEnumeration decompose(), Rectangle displayBox(), Vector handles(), boolean canConnect(), void basicDisplayBox(Point origin, Point corner), void setAttribute(String name, Object value)</text:p>
          </table:table-cell>
          <table:table-cell office:value-type="string" calcext:value-type="string">
            <text:p>&lt;&lt; 54</text:p>
          </table:table-cell>
        </table:table-row>
        <table:table-row table:style-name="ro1">
          <table:table-cell office:value-type="float" office:value="66" calcext:value-type="float">
            <text:p>66</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Connector connectorAt(int x, int y), Rectangle displayBox(), Vector handles()</text:p>
          </table:table-cell>
          <table:table-cell office:value-type="string" calcext:value-type="string">
            <text:p>&lt;&lt; 40</text:p>
          </table:table-cell>
        </table:table-row>
        <table:table-row table:style-name="ro1">
          <table:table-cell office:value-type="float" office:value="71" calcext:value-type="float">
            <text:p>71</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Rectangle displayBox(), Vector handles(), void basicDisplayBox(Point origin, Point corner)</text:p>
          </table:table-cell>
          <table:table-cell office:value-type="string" calcext:value-type="string">
            <text:p>&lt;&lt; 40</text:p>
          </table:table-cell>
        </table:table-row>
        <table:table-row table:style-name="ro1">
          <table:table-cell office:value-type="float" office:value="93" calcext:value-type="float">
            <text:p>93</text:p>
          </table:table-cell>
          <table:table-cell office:value-type="string" calcext:value-type="string">
            <text:p>CH.ifa.draw.framework.Locator</text:p>
          </table:table-cell>
          <table:table-cell office:value-type="float" office:value="1" calcext:value-type="float">
            <text:p>1</text:p>
          </table:table-cell>
          <table:table-cell office:value-type="string" calcext:value-type="string">
            <text:p>Point locate(Figure owner)</text:p>
          </table:table-cell>
          <table:table-cell office:value-type="string" calcext:value-type="string">
            <text:p>&lt;&lt; root</text:p>
          </table:table-cell>
        </table:table-row>
        <table:table-row table:style-name="ro1">
          <table:table-cell office:value-type="float" office:value="104" calcext:value-type="float">
            <text:p>104</text:p>
          </table:table-cell>
          <table:table-cell office:value-type="string" calcext:value-type="string">
            <text:p>CH.ifa.draw.framework.Handle</text:p>
          </table:table-cell>
          <table:table-cell office:value-type="float" office:value="0.09090909" calcext:value-type="float">
            <text:p>0.09</text:p>
          </table:table-cell>
          <table:table-cell office:value-type="string" calcext:value-type="string">
            <text:p>void invokeStep(int x, int y, int anchorX, int anchorY, DrawingView view)</text:p>
          </table:table-cell>
          <table:table-cell office:value-type="string" calcext:value-type="string">
            <text:p>&lt;&lt; root</text:p>
          </table:table-cell>
        </table:table-row>
        <table:table-row table:style-name="ro1">
          <table:table-cell office:value-type="float" office:value="105" calcext:value-type="float">
            <text:p>105</text:p>
          </table:table-cell>
          <table:table-cell office:value-type="string" calcext:value-type="string">
            <text:p>CH.ifa.draw.framework.Handle</text:p>
          </table:table-cell>
          <table:table-cell table:formula="of:=2*[.C20]" office:value-type="float" office:value="0.18181818" calcext:value-type="float">
            <text:p>0.18</text:p>
          </table:table-cell>
          <table:table-cell office:value-type="string" calcext:value-type="string">
            <text:p>Point locate(), void invokeStep(int x, int y, int anchorX, int anchorY, DrawingView view)</text:p>
          </table:table-cell>
          <table:table-cell office:value-type="string" calcext:value-type="string">
            <text:p>&lt;&lt; 104</text:p>
          </table:table-cell>
        </table:table-row>
        <table:table-row table:style-name="ro1">
          <table:table-cell office:value-type="float" office:value="106" calcext:value-type="float">
            <text:p>106</text:p>
          </table:table-cell>
          <table:table-cell office:value-type="string" calcext:value-type="string">
            <text:p>CH.ifa.draw.framework.Handle</text:p>
          </table:table-cell>
          <table:table-cell office:value-type="float" office:value="0.36363637" calcext:value-type="float">
            <text:p>0.36</text:p>
          </table:table-cell>
          <table:table-cell office:value-type="string" calcext:value-type="string">
            <text:p>Point locate(), void draw(Graphics g), void invokeStart(int x, int y, DrawingView view), void invokeStep(int x, int y, int anchorX, int anchorY, DrawingView view)</text:p>
          </table:table-cell>
          <table:table-cell office:value-type="string" calcext:value-type="string">
            <text:p>&lt;&lt; 105</text:p>
          </table:table-cell>
        </table:table-row>
        <table:table-row table:style-name="ro1">
          <table:table-cell office:value-type="float" office:value="107" calcext:value-type="float">
            <text:p>107</text:p>
          </table:table-cell>
          <table:table-cell office:value-type="string" calcext:value-type="string">
            <text:p>CH.ifa.draw.framework.Handle</text:p>
          </table:table-cell>
          <table:table-cell office:value-type="float" office:value="0.27272728" calcext:value-type="float">
            <text:p>0.27</text:p>
          </table:table-cell>
          <table:table-cell office:value-type="string" calcext:value-type="string">
            <text:p>Point locate(), void invokeEnd(int x, int y, int anchorX, int anchorY, DrawingView view), void invokeStep(int x, int y, int anchorX, int anchorY, DrawingView view)</text:p>
          </table:table-cell>
          <table:table-cell office:value-type="string" calcext:value-type="string">
            <text:p>&lt;&lt; 105</text:p>
          </table:table-cell>
        </table:table-row>
        <table:table-row table:style-name="ro1">
          <table:table-cell office:value-type="float" office:value="108" calcext:value-type="float">
            <text:p>108</text:p>
          </table:table-cell>
          <table:table-cell office:value-type="string" calcext:value-type="string">
            <text:p>CH.ifa.draw.framework.Handle</text:p>
          </table:table-cell>
          <table:table-cell table:formula="of:=[.C21]" office:value-type="float" office:value="0.18181818" calcext:value-type="float">
            <text:p>0.18</text:p>
          </table:table-cell>
          <table:table-cell office:value-type="string" calcext:value-type="string">
            <text:p>void invokeStart(int x, int y, DrawingView view), void invokeStep(int x, int y, int anchorX, int anchorY, DrawingView view)</text:p>
          </table:table-cell>
          <table:table-cell office:value-type="string" calcext:value-type="string">
            <text:p>&lt;&lt; 104</text:p>
          </table:table-cell>
        </table:table-row>
        <table:table-row table:style-name="ro1">
          <table:table-cell office:value-type="float" office:value="109" calcext:value-type="float">
            <text:p>109</text:p>
          </table:table-cell>
          <table:table-cell office:value-type="string" calcext:value-type="string">
            <text:p>CH.ifa.draw.framework.Handle</text:p>
          </table:table-cell>
          <table:table-cell office:value-type="float" office:value="0.27272728" calcext:value-type="float">
            <text:p>0.27</text:p>
          </table:table-cell>
          <table:table-cell office:value-type="string" calcext:value-type="string">
            <text:p>void draw(Graphics g), void invokeStart(int x, int y, DrawingView view), void invokeStep(int x, int y, int anchorX, int anchorY, DrawingView view)</text:p>
          </table:table-cell>
          <table:table-cell office:value-type="string" calcext:value-type="string">
            <text:p>&lt;&lt; 108</text:p>
          </table:table-cell>
        </table:table-row>
        <table:table-row table:style-name="ro1">
          <table:table-cell office:value-type="float" office:value="117" calcext:value-type="float">
            <text:p>117</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Rectangle displayBox(), void basicDisplayBox(Point origin, Point corner)</text:p>
          </table:table-cell>
          <table:table-cell office:value-type="string" calcext:value-type="string">
            <text:p>&lt;&lt; 111</text:p>
          </table:table-cell>
        </table:table-row>
        <table:table-row table:style-name="ro1">
          <table:table-cell office:value-type="float" office:value="118" calcext:value-type="float">
            <text:p>118</text:p>
          </table:table-cell>
          <table:table-cell office:value-type="string" calcext:value-type="string">
            <text:p>CH.ifa.draw.framework.Figure</text:p>
          </table:table-cell>
          <table:table-cell table:formula="of:=[.C3]" office:value-type="float" office:value="0.03125" calcext:value-type="float">
            <text:p>0.03</text:p>
          </table:table-cell>
          <table:table-cell office:value-type="string" calcext:value-type="string">
            <text:p>void basicDisplayBox(Point origin, Point corner)</text:p>
          </table:table-cell>
          <table:table-cell office:value-type="string" calcext:value-type="string">
            <text:p>&lt;&lt; root</text:p>
          </table:table-cell>
        </table:table-row>
        <table:table-row table:style-name="ro1">
          <table:table-cell office:value-type="float" office:value="119" calcext:value-type="float">
            <text:p>119</text:p>
          </table:table-cell>
          <table:table-cell office:value-type="string" calcext:value-type="string">
            <text:p>CH.ifa.draw.framework.Painter</text:p>
          </table:table-cell>
          <table:table-cell office:value-type="float" office:value="1" calcext:value-type="float">
            <text:p>1</text:p>
          </table:table-cell>
          <table:table-cell office:value-type="string" calcext:value-type="string">
            <text:p>void draw(Graphics g, DrawingView view)</text:p>
          </table:table-cell>
          <table:table-cell office:value-type="string" calcext:value-type="string">
            <text:p>&lt;&lt; root</text:p>
          </table:table-cell>
        </table:table-row>
        <table:table-row table:style-name="ro1">
          <table:table-cell office:value-type="float" office:value="120" calcext:value-type="float">
            <text:p>120</text:p>
          </table:table-cell>
          <table:table-cell office:value-type="string" calcext:value-type="string">
            <text:p>CH.ifa.draw.framework.Tool</text:p>
          </table:table-cell>
          <table:table-cell office:value-type="float" office:value="0.14285715" calcext:value-type="float">
            <text:p>0.14</text:p>
          </table:table-cell>
          <table:table-cell office:value-type="string" calcext:value-type="string">
            <text:p>void mouseUp(MouseEvent e, int x, int y)</text:p>
          </table:table-cell>
          <table:table-cell office:value-type="string" calcext:value-type="string">
            <text:p>&lt;&lt; root</text:p>
          </table:table-cell>
        </table:table-row>
        <table:table-row table:style-name="ro1">
          <table:table-cell office:value-type="float" office:value="121" calcext:value-type="float">
            <text:p>121</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mouseDown(MouseEvent e, int x, int y), void mouseUp(MouseEvent e, int x, int y)</text:p>
          </table:table-cell>
          <table:table-cell office:value-type="string" calcext:value-type="string">
            <text:p>&lt;&lt; 120</text:p>
          </table:table-cell>
        </table:table-row>
        <table:table-row table:style-name="ro1">
          <table:table-cell office:value-type="float" office:value="122" calcext:value-type="float">
            <text:p>122</text:p>
          </table:table-cell>
          <table:table-cell office:value-type="string" calcext:value-type="string">
            <text:p>CH.ifa.draw.framework.Tool</text:p>
          </table:table-cell>
          <table:table-cell office:value-type="float" office:value="0.42857143" calcext:value-type="float">
            <text:p>0.43</text:p>
          </table:table-cell>
          <table:table-cell office:value-type="string" calcext:value-type="string">
            <text:p>void mouseDown(MouseEvent e, int x, int y), void mouseDrag(MouseEvent e, int x, int y), void mouseUp(MouseEvent e, int x, int y)</text:p>
          </table:table-cell>
          <table:table-cell office:value-type="string" calcext:value-type="string">
            <text:p>&lt;&lt; 121</text:p>
          </table:table-cell>
        </table:table-row>
        <table:table-row table:style-name="ro1">
          <table:table-cell office:value-type="float" office:value="123" calcext:value-type="float">
            <text:p>123</text:p>
          </table:table-cell>
          <table:table-cell office:value-type="string" calcext:value-type="string">
            <text:p>CH.ifa.draw.framework.Tool</text:p>
          </table:table-cell>
          <table:table-cell office:value-type="float" office:value="0.5714286" calcext:value-type="float">
            <text:p>0.57</text:p>
          </table:table-cell>
          <table:table-cell office:value-type="string" calcext:value-type="string">
            <text:p>void deactivate(), void mouseDown(MouseEvent e, int x, int y), void mouseDrag(MouseEvent e, int x, int y), void mouseUp(MouseEvent e, int x, int y)</text:p>
          </table:table-cell>
          <table:table-cell office:value-type="string" calcext:value-type="string">
            <text:p>&lt;&lt; 122</text:p>
          </table:table-cell>
        </table:table-row>
        <table:table-row table:style-name="ro1">
          <table:table-cell office:value-type="float" office:value="124" calcext:value-type="float">
            <text:p>124</text:p>
          </table:table-cell>
          <table:table-cell office:value-type="string" calcext:value-type="string">
            <text:p>CH.ifa.draw.framework.Tool</text:p>
          </table:table-cell>
          <table:table-cell office:value-type="float" office:value="0.71428573" calcext:value-type="float">
            <text:p>0.71</text:p>
          </table:table-cell>
          <table:table-cell office:value-type="string" calcext:value-type="string">
            <text:p>void activate(), void deactivate(), void mouseDown(MouseEvent e, int x, int y), void mouseDrag(MouseEvent e, int x, int y), void mouseUp(MouseEvent e, int x, int y)</text:p>
          </table:table-cell>
          <table:table-cell office:value-type="string" calcext:value-type="string">
            <text:p>&lt;&lt; 124</text:p>
          </table:table-cell>
        </table:table-row>
        <table:table-row table:style-name="ro1">
          <table:table-cell office:value-type="float" office:value="129" calcext:value-type="float">
            <text:p>129</text:p>
          </table:table-cell>
          <table:table-cell office:value-type="string" calcext:value-type="string">
            <text:p>CH.ifa.draw.framework.Tool</text:p>
          </table:table-cell>
          <table:table-cell office:value-type="float" office:value="0.14285715" calcext:value-type="float">
            <text:p>0.14</text:p>
          </table:table-cell>
          <table:table-cell office:value-type="string" calcext:value-type="string">
            <text:p>void mouseDown(MouseEvent e, int x, int y)</text:p>
          </table:table-cell>
          <table:table-cell office:value-type="string" calcext:value-type="string">
            <text:p>&lt;&lt; root</text:p>
          </table:table-cell>
        </table:table-row>
        <table:table-row table:style-name="ro1">
          <table:table-cell office:value-type="float" office:value="130" calcext:value-type="float">
            <text:p>130</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mouseDown(MouseEvent e, int x, int y), void mouseDrag(MouseEvent e, int x, int y)</text:p>
          </table:table-cell>
          <table:table-cell office:value-type="string" calcext:value-type="string">
            <text:p>&lt;&lt; 129</text:p>
          </table:table-cell>
        </table:table-row>
        <table:table-row table:style-name="ro1">
          <table:table-cell office:value-type="float" office:value="131" calcext:value-type="float">
            <text:p>131</text:p>
          </table:table-cell>
          <table:table-cell office:value-type="string" calcext:value-type="string">
            <text:p>CH.ifa.draw.framework.Tool</text:p>
          </table:table-cell>
          <table:table-cell office:value-type="float" office:value="0.42857143" calcext:value-type="float">
            <text:p>0.43</text:p>
          </table:table-cell>
          <table:table-cell office:value-type="string" calcext:value-type="string">
            <text:p>void deactivate(), void mouseDown(MouseEvent e, int x, int y), void mouseDrag(MouseEvent e, int x, int y)</text:p>
          </table:table-cell>
          <table:table-cell office:value-type="string" calcext:value-type="string">
            <text:p>&lt;&lt; 130</text:p>
          </table:table-cell>
        </table:table-row>
        <table:table-row table:style-name="ro1">
          <table:table-cell office:value-type="float" office:value="132" calcext:value-type="float">
            <text:p>132</text:p>
          </table:table-cell>
          <table:table-cell office:value-type="string" calcext:value-type="string">
            <text:p>CH.ifa.draw.framework.Tool</text:p>
          </table:table-cell>
          <table:table-cell office:value-type="float" office:value="0.5714286" calcext:value-type="float">
            <text:p>0.57</text:p>
          </table:table-cell>
          <table:table-cell office:value-type="string" calcext:value-type="string">
            <text:p>void activate(), void deactivate(), void mouseDown(MouseEvent e, int x, int y), void mouseDrag(MouseEvent e, int x, int y)</text:p>
          </table:table-cell>
          <table:table-cell office:value-type="string" calcext:value-type="string">
            <text:p>&lt;&lt; 131</text:p>
          </table:table-cell>
        </table:table-row>
        <table:table-row table:style-name="ro1">
          <table:table-cell office:value-type="float" office:value="133" calcext:value-type="float">
            <text:p>133</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activate(), void mouseDown(MouseEvent e, int x, int y)</text:p>
          </table:table-cell>
          <table:table-cell office:value-type="string" calcext:value-type="string">
            <text:p>&lt;&lt; 129</text:p>
          </table:table-cell>
        </table:table-row>
        <table:table-row table:style-name="ro1">
          <table:table-cell office:value-type="float" office:value="136" calcext:value-type="float">
            <text:p>136</text:p>
          </table:table-cell>
          <table:table-cell office:value-type="string" calcext:value-type="string">
            <text:p>CH.ifa.draw.framework.Handle</text:p>
          </table:table-cell>
          <table:table-cell office:value-type="float" office:value="0.09090909" calcext:value-type="float">
            <text:p>0.09</text:p>
          </table:table-cell>
          <table:table-cell office:value-type="string" calcext:value-type="string">
            <text:p>Point locate()</text:p>
          </table:table-cell>
          <table:table-cell office:value-type="string" calcext:value-type="string">
            <text:p>&lt;&lt; root</text:p>
          </table:table-cell>
        </table:table-row>
        <table:table-row table:style-name="ro1">
          <table:table-cell office:value-type="float" office:value="137" calcext:value-type="float">
            <text:p>137</text:p>
          </table:table-cell>
          <table:table-cell office:value-type="string" calcext:value-type="string">
            <text:p>CH.ifa.draw.framework.Handle</text:p>
          </table:table-cell>
          <table:table-cell table:formula="of:=2*[.C39]" office:value-type="float" office:value="0.18181818" calcext:value-type="float">
            <text:p>0.18</text:p>
          </table:table-cell>
          <table:table-cell office:value-type="string" calcext:value-type="string">
            <text:p>Point locate(), void draw(Graphics g)</text:p>
          </table:table-cell>
          <table:table-cell office:value-type="string" calcext:value-type="string">
            <text:p>&lt;&lt; 136</text:p>
          </table:table-cell>
        </table:table-row>
        <table:table-row table:style-name="ro1">
          <table:table-cell office:value-type="float" office:value="141" calcext:value-type="float">
            <text:p>141</text:p>
          </table:table-cell>
          <table:table-cell office:value-type="string" calcext:value-type="string">
            <text:p>CH.ifa.draw.framework.DrawingEditor</text:p>
          </table:table-cell>
          <table:table-cell office:value-type="float" office:value="0.8333333" calcext:value-type="float">
            <text:p>0.83</text:p>
          </table:table-cell>
          <table:table-cell office:value-type="string" calcext:value-type="string">
            <text:p>Drawing drawing(), DrawingView view(), Tool tool(), void selectionChanged(DrawingView view), void toolDone()</text:p>
          </table:table-cell>
          <table:table-cell office:value-type="string" calcext:value-type="string">
            <text:p>&lt;&lt; 140</text:p>
          </table:table-cell>
        </table:table-row>
        <table:table-row table:style-name="ro1">
          <table:table-cell office:value-type="float" office:value="143" calcext:value-type="float">
            <text:p>143</text:p>
          </table:table-cell>
          <table:table-cell office:value-type="string" calcext:value-type="string">
            <text:p>CH.ifa.draw.framework.Connector</text:p>
          </table:table-cell>
          <table:table-cell office:value-type="float" office:value="0.33333334" calcext:value-type="float">
            <text:p>0.33</text:p>
          </table:table-cell>
          <table:table-cell office:value-type="string" calcext:value-type="string">
            <text:p>Point findEnd(ConnectionFigure connection), Point findStart(ConnectionFigure connection)</text:p>
          </table:table-cell>
          <table:table-cell office:value-type="string" calcext:value-type="string">
            <text:p>&lt;&lt; root</text:p>
          </table:table-cell>
        </table:table-row>
        <table:table-row table:style-name="ro1">
          <table:table-cell office:value-type="float" office:value="145" calcext:value-type="float">
            <text:p>145</text:p>
          </table:table-cell>
          <table:table-cell office:value-type="string" calcext:value-type="string">
            <text:p>CH.ifa.draw.framework.FigureEnumeration</text:p>
          </table:table-cell>
          <table:table-cell office:value-type="float" office:value="1" calcext:value-type="float">
            <text:p>1</text:p>
          </table:table-cell>
          <table:table-cell office:value-type="string" calcext:value-type="string">
            <text:p>Figure nextFigure()</text:p>
          </table:table-cell>
          <table:table-cell office:value-type="string" calcext:value-type="string">
            <text:p>&lt;&lt; root</text:p>
          </table:table-cell>
        </table:table-row>
      </table:table>
      <table:table table:name="FULL_EXTENT_FULL_BEHAVIOR_CLASS_SUBCLASS_REDEFINITIONS" table:style-name="ta1" table:print="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row table:style-name="ro2">
          <table:table-cell table:number-columns-repeated="6"/>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intent</text:p>
          </table:table-cell>
          <table:table-cell office:value-type="string" calcext:value-type="string">
            <text:p>parent</text:p>
          </table:table-cell>
          <table:table-cell office:value-type="string" calcext:value-type="string">
            <text:p>comment</text:p>
          </table:table-cell>
        </table:table-row>
        <table:table-row table:style-name="ro1">
          <table:table-cell office:value-type="float" office:value="16" calcext:value-type="float">
            <text:p>16</text:p>
          </table:table-cell>
          <table:table-cell office:value-type="string" calcext:value-type="string">
            <text:p>CH.ifa.draw.applet.DrawApplet</text:p>
          </table:table-cell>
          <table:table-cell office:value-type="float" office:value="0.030303031" calcext:value-type="float">
            <text:p>0.03</text:p>
          </table:table-cell>
          <table:table-cell office:value-type="string" calcext:value-type="string">
            <text:p>void createTools(JPanel palette)</text:p>
          </table:table-cell>
          <table:table-cell office:value-type="string" calcext:value-type="string">
            <text:p>&lt;&lt; root</text:p>
          </table:table-cell>
          <table:table-cell/>
        </table:table-row>
        <table:table-row table:style-name="ro1">
          <table:table-cell office:value-type="float" office:value="22" calcext:value-type="float">
            <text:p>22</text:p>
          </table:table-cell>
          <table:table-cell office:value-type="string" calcext:value-type="string">
            <text:p>CH.ifa.draw.util.Command</text:p>
          </table:table-cell>
          <table:table-cell office:value-type="float" office:value="0.25" calcext:value-type="float">
            <text:p>0.25</text:p>
          </table:table-cell>
          <table:table-cell office:value-type="string" calcext:value-type="string">
            <text:p>void execute()</text:p>
          </table:table-cell>
          <table:table-cell office:value-type="string" calcext:value-type="string">
            <text:p>&lt;&lt; root</text:p>
          </table:table-cell>
          <table:table-cell/>
        </table:table-row>
        <table:table-row table:style-name="ro1">
          <table:table-cell office:value-type="float" office:value="23" calcext:value-type="float">
            <text:p>23</text:p>
          </table:table-cell>
          <table:table-cell office:value-type="string" calcext:value-type="string">
            <text:p>CH.ifa.draw.util.Command</text:p>
          </table:table-cell>
          <table:table-cell office:value-type="float" office:value="0.5" calcext:value-type="float">
            <text:p>0.5</text:p>
          </table:table-cell>
          <table:table-cell office:value-type="string" calcext:value-type="string">
            <text:p>boolean isExecutable(), void execute()</text:p>
          </table:table-cell>
          <table:table-cell office:value-type="string" calcext:value-type="string">
            <text:p>&lt;&lt; 22</text:p>
          </table:table-cell>
          <table:table-cell/>
        </table:table-row>
        <table:table-row table:style-name="ro1">
          <table:table-cell office:value-type="float" office:value="28" calcext:value-type="float">
            <text:p>28</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Insets connectionInsets(), Vector handles(), void read(StorableInput dr), void write(StorableOutput dw)</text:p>
          </table:table-cell>
          <table:table-cell office:value-type="string" calcext:value-type="string">
            <text:p>&lt;&lt; 27</text:p>
          </table:table-cell>
          <table:table-cell office:value-type="string" calcext:value-type="string">
            <text:p>parent is EII</text:p>
          </table:table-cell>
        </table:table-row>
        <table:table-row table:style-name="ro1">
          <table:table-cell office:value-type="float" office:value="42" calcext:value-type="float">
            <text:p>42</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Rectangle displayBox(), Vector handles(), boolean containsPoint(int x, int y), void read(StorableInput dr), void write(StorableOutput dw)</text:p>
          </table:table-cell>
          <table:table-cell office:value-type="string" calcext:value-type="string">
            <text:p>&lt;&lt; 41</text:p>
          </table:table-cell>
          <table:table-cell office:value-type="string" calcext:value-type="string">
            <text:p>parent is EII</text:p>
          </table:table-cell>
        </table:table-row>
        <table:table-row table:style-name="ro1">
          <table:table-cell office:value-type="float" office:value="45" calcext:value-type="float">
            <text:p>45</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Rectangle displayBox(), Vector handles(), boolean containsPoint(int x, int y), void basicDisplayBox(Point origin, Point corner), void read(StorableInput dr), void write(StorableOutput dw)</text:p>
          </table:table-cell>
          <table:table-cell office:value-type="string" calcext:value-type="string">
            <text:p>&lt;&lt; 42</text:p>
          </table:table-cell>
          <table:table-cell/>
        </table:table-row>
        <table:table-row table:style-name="ro3">
          <table:table-cell office:value-type="float" office:value="46" calcext:value-type="float">
            <text:p>46</text:p>
          </table:table-cell>
          <table:table-cell office:value-type="string" calcext:value-type="string">
            <text:p>CH.ifa.draw.standard.AbstractFigure</text:p>
          </table:table-cell>
          <table:table-cell office:value-type="float" office:value="0.20588236" calcext:value-type="float">
            <text:p>0.21</text:p>
          </table:table-cell>
          <table:table-cell table:style-name="ce1" office:value-type="string" calcext:value-type="string">
            <text:p>Connector connectorAt(int x, int y), Rectangle displayBox(), Vector handles(), boolean containsPoint(int x, int y), void basicDisplayBox(Point origin, Point corner), void read(StorableInput dr), void write(StorableOutput dw)</text:p>
          </table:table-cell>
          <table:table-cell office:value-type="string" calcext:value-type="string">
            <text:p>&lt;&lt; 45</text:p>
          </table:table-cell>
          <table:table-cell/>
        </table:table-row>
        <table:table-row table:style-name="ro1">
          <table:table-cell office:value-type="float" office:value="49" calcext:value-type="float">
            <text:p>49</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Connector connectorAt(int x, int y), Rectangle displayBox(), Vector handles(), boolean containsPoint(int x, int y), void read(StorableInput dr), void write(StorableOutput dw)</text:p>
          </table:table-cell>
          <table:table-cell office:value-type="string" calcext:value-type="string">
            <text:p>&lt;&lt; 42</text:p>
          </table:table-cell>
          <table:table-cell/>
        </table:table-row>
        <table:table-row table:style-name="ro1">
          <table:table-cell office:value-type="float" office:value="67" calcext:value-type="float">
            <text:p>67</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Connector connectorAt(int x, int y), Rectangle displayBox(), Vector handles(), void read(StorableInput dr), void write(StorableOutput dw)</text:p>
          </table:table-cell>
          <table:table-cell office:value-type="string" calcext:value-type="string">
            <text:p>&lt;&lt; 66</text:p>
          </table:table-cell>
          <table:table-cell office:value-type="string" calcext:value-type="string">
            <text:p>parent is EII</text:p>
          </table:table-cell>
        </table:table-row>
        <table:table-row table:style-name="ro1">
          <table:table-cell office:value-type="float" office:value="70" calcext:value-type="float">
            <text:p>70</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Connector connectorAt(int x, int y), Rectangle displayBox(), Vector handles(), void basicDisplayBox(Point origin, Point corner), void read(StorableInput dr), void write(StorableOutput dw)</text:p>
          </table:table-cell>
          <table:table-cell office:value-type="string" calcext:value-type="string">
            <text:p>&lt;&lt; 67</text:p>
          </table:table-cell>
          <table:table-cell/>
        </table:table-row>
        <table:table-row table:style-name="ro1">
          <table:table-cell office:value-type="float" office:value="72" calcext:value-type="float">
            <text:p>72</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Rectangle displayBox(), Vector handles(), void basicDisplayBox(Point origin, Point corner), void read(StorableInput dr), void write(StorableOutput dw)</text:p>
          </table:table-cell>
          <table:table-cell office:value-type="string" calcext:value-type="string">
            <text:p>&lt;&lt; 71</text:p>
          </table:table-cell>
          <table:table-cell office:value-type="string" calcext:value-type="string">
            <text:p>parent is EII</text:p>
          </table:table-cell>
        </table:table-row>
        <table:table-row table:style-name="ro1">
          <table:table-cell office:value-type="float" office:value="74" calcext:value-type="float">
            <text:p>74</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Rectangle displayBox(), Vector handles(), void basicDisplayBox(Point origin, Point corner), void basicMoveBy(int dx, int dy), void read(StorableInput dr), void write(StorableOutput dw)</text:p>
          </table:table-cell>
          <table:table-cell office:value-type="string" calcext:value-type="string">
            <text:p>&lt;&lt; 72</text:p>
          </table:table-cell>
          <table:table-cell/>
        </table:table-row>
        <table:table-row table:style-name="ro1">
          <table:table-cell office:value-type="float" office:value="77" calcext:value-type="float">
            <text:p>77</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Rectangle displayBox(), Vector handles(), void read(StorableInput dr), void write(StorableOutput dw)</text:p>
          </table:table-cell>
          <table:table-cell office:value-type="string" calcext:value-type="string">
            <text:p>&lt;&lt; 40</text:p>
          </table:table-cell>
          <table:table-cell office:value-type="string" calcext:value-type="string">
            <text:p>parent is EII</text:p>
          </table:table-cell>
        </table:table-row>
        <table:table-row table:style-name="ro1">
          <table:table-cell office:value-type="float" office:value="79" calcext:value-type="float">
            <text:p>79</text:p>
          </table:table-cell>
          <table:table-cell office:value-type="string" calcext:value-type="string">
            <text:p>CH.ifa.draw.standard.AbstractFigure</text:p>
          </table:table-cell>
          <table:table-cell office:value-type="float" office:value="0.0882353" calcext:value-type="float">
            <text:p>0.09</text:p>
          </table:table-cell>
          <table:table-cell office:value-type="string" calcext:value-type="string">
            <text:p>Vector handles(), void read(StorableInput dr), void write(StorableOutput dw)</text:p>
          </table:table-cell>
          <table:table-cell office:value-type="string" calcext:value-type="string">
            <text:p>&lt;&lt; 39</text:p>
          </table:table-cell>
          <table:table-cell office:value-type="string" calcext:value-type="string">
            <text:p>parent is EII</text:p>
          </table:table-cell>
        </table:table-row>
        <table:table-row table:style-name="ro1">
          <table:table-cell office:value-type="float" office:value="80" calcext:value-type="float">
            <text:p>80</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Vector handles(), void basicMoveBy(int dx, int dy), void read(StorableInput dr), void write(StorableOutput dw)</text:p>
          </table:table-cell>
          <table:table-cell office:value-type="string" calcext:value-type="string">
            <text:p>&lt;&lt; 79</text:p>
          </table:table-cell>
          <table:table-cell/>
        </table:table-row>
        <table:table-row table:style-name="ro1">
          <table:table-cell office:value-type="float" office:value="90" calcext:value-type="float">
            <text:p>90</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Rectangle displayBox(), void basicDisplayBox(Point origin, Point corner), void read(StorableInput dr), void write(StorableOutput dw)</text:p>
          </table:table-cell>
          <table:table-cell office:value-type="string" calcext:value-type="string">
            <text:p>&lt;&lt; 84</text:p>
          </table:table-cell>
          <table:table-cell office:value-type="string" calcext:value-type="string">
            <text:p>parent is partial class-subclass</text:p>
          </table:table-cell>
        </table:table-row>
        <table:table-row table:style-name="ro1">
          <table:table-cell office:value-type="float" office:value="134" calcext:value-type="float">
            <text:p>134</text:p>
          </table:table-cell>
          <table:table-cell office:value-type="string" calcext:value-type="string">
            <text:p>CH.ifa.draw.application.DrawApplication</text:p>
          </table:table-cell>
          <table:table-cell office:value-type="float" office:value="0.016949153" calcext:value-type="float">
            <text:p>0.02</text:p>
          </table:table-cell>
          <table:table-cell office:value-type="string" calcext:value-type="string">
            <text:p>JComponent createContents(StandardDrawingView view)</text:p>
          </table:table-cell>
          <table:table-cell office:value-type="string" calcext:value-type="string">
            <text:p>&lt;&lt; root</text:p>
          </table:table-cell>
          <table:table-cell/>
        </table:table-row>
        <table:table-row table:style-name="ro1">
          <table:table-cell office:value-type="float" office:value="146" calcext:value-type="float">
            <text:p>146</text:p>
          </table:table-cell>
          <table:table-cell office:value-type="string" calcext:value-type="string">
            <text:p>CH.ifa.draw.standard.ChopBoxConnector</text:p>
          </table:table-cell>
          <table:table-cell office:value-type="float" office:value="0.2" calcext:value-type="float">
            <text:p>0.2</text:p>
          </table:table-cell>
          <table:table-cell office:value-type="string" calcext:value-type="string">
            <text:p>Point chop(Figure target, Point from)</text:p>
          </table:table-cell>
          <table:table-cell office:value-type="string" calcext:value-type="string">
            <text:p>&lt;&lt; root</text:p>
          </table:table-cell>
          <table:table-cell/>
        </table:table-row>
      </table:table>
      <table:table table:name="ADHOC" table:style-name="ta1" table:print="false">
        <table:table-column table:style-name="co1" table:default-cell-style-name="ce5"/>
        <table:table-column table:style-name="co5" table:default-cell-style-name="ce5"/>
        <table:table-column table:style-name="co10" table:default-cell-style-name="ce1"/>
        <table:table-column table:style-name="co11" table:default-cell-style-name="ce10"/>
        <table:table-column table:style-name="co12" table:default-cell-style-name="ce10"/>
        <table:table-column table:style-name="co5" table:number-columns-repeated="1019" table:default-cell-style-name="ce5"/>
        <table:table-row table:style-name="ro1">
          <table:table-cell table:style-name="Default" office:value-type="string" calcext:value-type="string">
            <text:p>Node</text:p>
          </table:table-cell>
          <table:table-cell table:style-name="Default" office:value-type="string" calcext:value-type="string">
            <text:p>parent</text:p>
          </table:table-cell>
          <table:table-cell table:style-name="Default" office:value-type="string" calcext:value-type="string">
            <text:p>comment</text:p>
          </table:table-cell>
          <table:table-cell table:style-name="Default" office:value-type="string" calcext:value-type="string">
            <text:p>extent</text:p>
          </table:table-cell>
          <table:table-cell table:style-name="Default" office:value-type="string" calcext:value-type="string">
            <text:p>intent</text:p>
          </table:table-cell>
          <table:table-cell table:style-name="Default" table:number-columns-repeated="1019"/>
        </table:table-row>
        <table:table-row table:style-name="ro4">
          <table:table-cell table:style-name="Default" office:value-type="float" office:value="2" calcext:value-type="float">
            <text:p>2</text:p>
          </table:table-cell>
          <table:table-cell table:style-name="Default" office:value-type="string" calcext:value-type="string">
            <text:p>root</text:p>
          </table:table-cell>
          <table:table-cell office:value-type="string" calcext:value-type="string">
            <text:p>IS NOT ADHOC but put for reference. 2 has a partial extent, full behavior II. The intent covers the full behavior of the Anchor: FigureChangeListener. What is excluded from the configuration: <text:s/>CH.ifa.draw.figures.LineConnection. But LineConnection implements ConnectionFigure, which extends FigureChangeListener. So, in looking for implementations of interfaces, we should also consider implementations of subinterfaces ...</text:p>
          </table:table-cell>
          <table:table-cell table:style-name="ce1" office:value-type="string" calcext:value-type="string">
            <text:p>CH.ifa.draw.figures.LineConnection, CH.ifa.draw.figures.TextFigure, CH.ifa.draw.framework.FigureChangeListener, CH.ifa.draw.standard.CompositeFigure, CH.ifa.draw.standard.DecoratorFigure, CH.ifa.draw.standard.FigureChangeAdapter, CH.ifa.draw.standard.FigureChangeEventMulticaster</text:p>
          </table:table-cell>
          <table:table-cell table:style-name="ce1" office:value-type="string" calcext:value-type="string">
            <text:p>void figureChanged(FigureChangeEvent e), void figureInvalidated(FigureChangeEvent e), void figureRemoved(FigureChangeEvent e), void figureRequestRemove(FigureChangeEvent e), void figureRequestUpdate(FigureChangeEvent e)</text:p>
          </table:table-cell>
          <table:table-cell table:style-name="Default" table:number-columns-repeated="1019"/>
        </table:table-row>
        <table:table-row table:style-name="ro5">
          <table:table-cell table:style-name="ce2" office:value-type="float" office:value="3" calcext:value-type="float">
            <text:p>3</text:p>
          </table:table-cell>
          <table:table-cell table:style-name="ce2" office:value-type="string" calcext:value-type="string">
            <text:p>&lt;&lt; 2</text:p>
          </table:table-cell>
          <table:table-cell table:style-name="ce7" office:value-type="string" calcext:value-type="string">
            <text:p>all of this methods are implemented by "subtypes" of Figure, and "subtypes" of FigureChangeListener, i.e. by the classes that implement the interfaces Figure and FigureChangeListsner. A number of classes implement both, both directly and indirectly, including: DecoratorFigure, CompositeFigure, and all their children. Thus, the methods of these common classes will appear as independent co-occurrences. The question is: can they be detected? Not at the incidence relationship, nor at the Galois lattice construction, but rather at the filtering step.</text:p>
          </table:table-cell>
          <table:table-cell table:style-name="ce2" office:value-type="string" calcext:value-type="string">
            <text:p>CH.ifa.draw.framework.Figure, CH.ifa.draw.framework.FigureChangeListener</text:p>
          </table:table-cell>
          <table:table-cell table:style-name="ce7" office:value-type="string" calcext:value-type="string">
            <text:p>Connector connectorAt(int x, int y), Connector end(), Connector findConnector(int x, int y), Connector start(), Dimension textExtent(), Figure add(Figure figure), Figure endFigure(), Figure figureAt(int i), Figure findFigure(Rectangle r), Figure findFigure(Rectangle r, Figure without), Figure findFigure(int x, int y), Figure findFigureInside(int x, int y), Figure findFigureInsideWithout(int x, int y, Figure without), Figure findFigureWithout(int x, int y, Figure without), Figure getPresentationFigure(), Figure orphan(Figure figure), Figure peelDecoration(), Figure remove(Figure figure), Figure startFigure(), FigureEnumeration decompose(), FigureEnumeration figures(), FigureEnumeration figuresReverse(), Font createCurrentFont(), Font getFont(), Insets connectionInsets(), Iterator drawingChangeListeners(), Layouter getLayouter(), Locator connectedTextLocator(Figure f), Locator connectedTextLocator(Figure text), Object getAttribute(String name), Point endPoint(), Point getBorderOffset(), Point pointAt(int index), Point startPoint(), Point velocity(), Rectangle displayBox(), Rectangle textDisplayBox(), String getText(), String taskName(), Vector connectors(), Vector handles(), Vector readTasks(StorableInput dr), boolean acceptsTyping(), boolean canConnect(), boolean canConnect(Figure start, Figure end), boolean connectsSame(ConnectionFigure other), boolean containsPoint(int x, int y), boolean hasCycle(Figure start), boolean includes(Figure figure), boolean joinSegments(int x, int y), boolean needsLayout(), boolean readOnly(), int asInt(int figureIndex), int duration(), int end(), int figureCount(), int getValue(), int overlayColumns(), int pointCount(), int splitSegment(int x, int y), int start(), void AnimationDecorator(), void AnimationDecorator(Figure figure), void BorderDecorator(), void BorderDecorator(Figure figure), void CompositeFigure(), void DecoratorFigure(), void DecoratorFigure(Figure figure), void ElbowConnection(), void GraphicalCompositeFigure(), void GraphicalCompositeFigure(Figure newPresentationFigure), void LineConnection(), void NodeFigure(), void PertDependency(), void PertFigure(), void StandardDrawing(), void TextFigure(), void addAll(Vector newFigures), void addDrawingChangeListener(DrawingChangeListener listener), void addPostTask(PertFigure figure), void addPreTask(PertFigure figure), void animationStep(), void basicDisplayBox(Point newOrigin, Point newCorner), void basicDisplayBox(Point origin, Point corner), void basicDisplayBox(Point p1, Point p2), void basicMoveBy(int dx, int dy), void basicMoveBy(int x, int y), void bringToFront(Figure figure), void change(), void changed(), void connect(Figure figure), void connectEnd(Connector end), void connectStart(Connector start), void connectorVisibility(boolean isVisible), void createConnectors(), void decorate(Figure figure), void disconnect(), void disconnectEnd(), void disconnectStart(), void draw(Graphics g), void drawBackground(Graphics g), void drawBorder(Graphics g), void drawConnectors(Graphics g), void drawFrame(Graphics g), void endPoint(int x, int y), void figureChanged(FigureChangeEvent e), void figureInvalidated(FigureChangeEvent e), void figureRemoved(FigureChangeEvent e), void figureRequestRemove(FigureChangeEvent e), void figureRequestUpdate(FigureChangeEvent e), void handleConnect(Figure start, Figure end), void handleDisconnect(Figure start, Figure end), void initialize(), void insertPointAt(Point p, int i), void layout(), void layoutConnection(), void lock(), void markDirty(), void moveBy(int x, int y), void notifyPostTasks(), void orphanAll(Vector newFigures), void read(StorableInput dr), void readObject(ObjectInputStream s), void release(), void removeAll(), void removeAll(Vector figures), void removeDrawingChangeListener(DrawingChangeListener listener), void removePointAt(int i), void removePostTask(PertFigure figure), void removePreTask(PertFigure figure), void replace(Figure figure, Figure replacement), void sendToBack(Figure figure), void setAttribute(String name, Object value), void setBorderOffset(Point newBorderOffset), void setCurrentFontName(String name), void setCurrentFontSize(int size), void setCurrentFontStyle(int style), void setEnd(int value), void setFont(Font newFont), void setInt(int figureIndex, int value), void setLayouter(Layouter newLayouter), void setPointAt(Point p, int i), void setPointAt(Point p, int index), void setPresentationFigure(Figure newPresentationFigure), void setReadOnly(boolean isReadOnly), void setText(String newText), void setValue(int value), void startPoint(int x, int y), void unlock(), void update(), void update(FigureChangeEvent e), void updateConnection(), void updateDurations(), void updateLocation(), void updatePoints(), void velocity(int xVelocity, int yVelocity), void write(StorableOutput dw), void writeTasks(StorableOutput dw, Vector v)</text:p>
          </table:table-cell>
          <table:table-cell table:style-name="ce2" table:number-columns-repeated="1019"/>
        </table:table-row>
        <table:table-row table:style-name="ro6">
          <table:table-cell table:style-name="ce3" office:value-type="float" office:value="4" calcext:value-type="float">
            <text:p>4</text:p>
          </table:table-cell>
          <table:table-cell table:style-name="ce3" office:value-type="string" calcext:value-type="string">
            <text:p>&lt;&lt; 2</text:p>
          </table:table-cell>
          <table:table-cell table:style-name="ce3" office:value-type="string" calcext:value-type="string">
            <text:p>see above</text:p>
          </table:table-cell>
          <table:table-cell table:style-name="ce3" office:value-type="string" calcext:value-type="string">
            <text:p>CH.ifa.draw.figures.AttributeFigure, CH.ifa.draw.figures.PolyLineFigure, CH.ifa.draw.framework.FigureChangeListener</text:p>
          </table:table-cell>
          <table:table-cell table:style-name="ce9" office:value-type="string" calcext:value-type="string">
            <text:p>Connector connectorAt(int x, int y), Object getAttribute(String name), Rectangle displayBox(), Vector handles(), boolean containsPoint(int x, int y), int pointCount(), int splitSegment(int x, int y), void basicDisplayBox(Point origin, Point corner), void basicMoveBy(int dx, int dy), void draw(Graphics g),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Attribute(String name, Object value), void setPointAt(Point p, int i), void write(StorableOutput dw)</text:p>
          </table:table-cell>
          <table:table-cell table:style-name="ce3" table:number-columns-repeated="1019"/>
        </table:table-row>
        <table:table-row table:style-name="ro7">
          <table:table-cell table:style-name="ce4" office:value-type="float" office:value="5" calcext:value-type="float">
            <text:p>5</text:p>
          </table:table-cell>
          <table:table-cell table:style-name="ce4" office:value-type="string" calcext:value-type="string">
            <text:p>&lt;&lt; 4</text:p>
          </table:table-cell>
          <table:table-cell table:style-name="ce8" office:value-type="string" calcext:value-type="string">
            <text:p>both classes of extent extent AbstractFigure, and both have descendants that implement FigureChangeListener</text:p>
          </table:table-cell>
          <table:table-cell table:style-name="ce4" office:value-type="string" calcext:value-type="string">
            <text:p>CH.ifa.draw.figures.AttributeFigure, CH.ifa.draw.figures.PolyLineFigure</text:p>
          </table:table-cell>
          <table:table-cell table:style-name="ce8" office:value-type="string" calcext:value-type="string">
            <text:p>Color getFrameColor(), Connector connectorAt(int x, int y), Iterator points(), Locator locator(int pointIndex), Object getAttribute(String name), Point pointAt(int i), Rectangle displayBox(), Vector handles(), boolean containsPoint(int x, int y), boolean isEmpty(), int findSegment(int x, int y), int pointCount(), int splitSegment(int x, int y), void addPoint(int x, int y), void basicDisplayBox(Point origin, Point corner), void basicMoveBy(int dx, int dy), void draw(Graphics g),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Attribute(String name, Object value), void setPointAt(Point p, int i), void write(StorableOutput dw)</text:p>
          </table:table-cell>
          <table:table-cell table:style-name="ce4" table:number-columns-repeated="1019"/>
        </table:table-row>
        <table:table-row table:style-name="ro8">
          <table:table-cell table:style-name="Default" office:value-type="float" office:value="6" calcext:value-type="float">
            <text:p>6</text:p>
          </table:table-cell>
          <table:table-cell table:style-name="Default" office:value-type="string" calcext:value-type="string">
            <text:p>&lt;&lt; 2</text:p>
          </table:table-cell>
          <table:table-cell office:value-type="string" calcext:value-type="string">
            <text:p>their comment ancestor is AbstractFigure, and LineConnection and a descendant of AttributeFigure (TextFigure) implement FigureChangeListener. But, they do not have a common descendant</text:p>
          </table:table-cell>
          <table:table-cell table:style-name="Default" office:value-type="string" calcext:value-type="string">
            <text:p>CH.ifa.draw.figures.AttributeFigure, CH.ifa.draw.figures.LineConnection</text:p>
          </table:table-cell>
          <table:table-cell table:style-name="ce1" office:value-type="string" calcext:value-type="string">
            <text:p>Vector handles(), void basicMoveBy(int dx, int dy),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PointAt(Point p, int i), void write(StorableOutput dw)</text:p>
          </table:table-cell>
          <table:table-cell table:style-name="Default" table:number-columns-repeated="1019"/>
        </table:table-row>
        <table:table-row table:style-name="ro8">
          <table:table-cell table:style-name="Default" office:value-type="float" office:value="7" calcext:value-type="float">
            <text:p>7</text:p>
          </table:table-cell>
          <table:table-cell table:style-name="Default" office:value-type="string" calcext:value-type="string">
            <text:p>&lt;&lt; 2</text:p>
          </table:table-cell>
          <table:table-cell office:value-type="string" calcext:value-type="string">
            <text:p>all are children of AbstractFigure, and all either implement or hjave children that implement FigureChangeListener. But they do not have a common descendant</text:p>
          </table:table-cell>
          <table:table-cell table:style-name="ce1" office:value-type="string" calcext:value-type="string">
            <text:p>CH.ifa.draw.figures.AttributeFigure, CH.ifa.draw.figures.PolyLineFigure, CH.ifa.draw.standard.CompositeFigure, CH.ifa.draw.standard.DecoratorFigure</text:p>
          </table:table-cell>
          <table:table-cell table:style-name="ce1" office:value-type="string" calcext:value-type="string">
            <text:p>Object getAttribute(String name), Rectangle displayBox(), Vector handles(), void basicDisplayBox(Point origin, Point corner), void draw(Graphics g), void figureChanged(FigureChangeEvent e), void figureInvalidated(FigureChangeEvent e), void figureRemoved(FigureChangeEvent e), void figureRequestRemove(FigureChangeEvent e), void figureRequestUpdate(FigureChangeEvent e), void read(StorableInput dr), void readObject(ObjectInputStream s), void release(), void setAttribute(String name, Object value), void write(StorableOutput dw)</text:p>
          </table:table-cell>
          <table:table-cell table:style-name="Default" table:number-columns-repeated="1019"/>
        </table:table-row>
        <table:table-row table:style-name="ro8">
          <table:table-cell table:style-name="Default" office:value-type="float" office:value="8" calcext:value-type="float">
            <text:p>8</text:p>
          </table:table-cell>
          <table:table-cell table:style-name="Default" office:value-type="string" calcext:value-type="string">
            <text:p>&lt;&lt; 7</text:p>
          </table:table-cell>
          <table:table-cell office:value-type="string" calcext:value-type="string">
            <text:p>all are children of AbstractFigure, and all either implement or hjave children that implement FigureChangeListener</text:p>
          </table:table-cell>
          <table:table-cell table:style-name="Default" office:value-type="string" calcext:value-type="string">
            <text:p>CH.ifa.draw.figures.PolyLineFigure, CH.ifa.draw.standard.CompositeFigure, CH.ifa.draw.standard.DecoratorFigure</text:p>
          </table:table-cell>
          <table:table-cell table:style-name="ce1" office:value-type="string" calcext:value-type="string">
            <text:p>Object getAttribute(String name), Rectangle displayBox(), Vector handles(), boolean canConnect(), void basicDisplayBox(Point origin, Point corner), void draw(Graphics g), void figureChanged(FigureChangeEvent e), void figureInvalidated(FigureChangeEvent e), void figureRemoved(FigureChangeEvent e), void figureRequestRemove(FigureChangeEvent e), void figureRequestUpdate(FigureChangeEvent e), void read(StorableInput dr), void readObject(ObjectInputStream s), void release(), void setAttribute(String name, Object value), void write(StorableOutput dw)</text:p>
          </table:table-cell>
          <table:table-cell table:style-name="Default" table:number-columns-repeated="1019"/>
        </table:table-row>
        <table:table-row table:style-name="ro9">
          <table:table-cell table:style-name="Default" office:value-type="float" office:value="9" calcext:value-type="float">
            <text:p>9</text:p>
          </table:table-cell>
          <table:table-cell table:style-name="Default" office:value-type="string" calcext:value-type="string">
            <text:p>&lt;&lt; 8</text:p>
          </table:table-cell>
          <table:table-cell office:value-type="string" calcext:value-type="string">
            <text:p>Both are children of AbstractFigure, and both either implement FigureChangeListener or (DecoratorFigure) or have children that do (CompositeFigure), but they don't have a common descendant</text:p>
          </table:table-cell>
          <table:table-cell table:style-name="Default" office:value-type="string" calcext:value-type="string">
            <text:p>CH.ifa.draw.standard.CompositeFigure, CH.ifa.draw.standard.DecoratorFigure</text:p>
          </table:table-cell>
          <table:table-cell table:style-name="ce1" office:value-type="string" calcext:value-type="string">
            <text:p>Figure findFigureInside(int x, int y), FigureEnumeration decompose(), FigureEnumeration figures(), Insets connectionInsets(), Object getAttribute(String name), Rectangle displayBox(), Vector handles(), boolean canConnect(), boolean includes(Figure figure), void animationStep(), void basicDisplayBox(Point origin, Point corner), void basicMoveBy(int x, int y), void draw(Graphics g), void figureChanged(FigureChangeEvent e), void figureInvalidated(FigureChangeEvent e), void figureRemoved(FigureChangeEvent e), void figureRequestRemove(FigureChangeEvent e), void figureRequestUpdate(FigureChangeEvent e), void initialize(), void read(StorableInput dr), void readObject(ObjectInputStream s), void release(), void setAttribute(String name, Object value), void write(StorableOutput dw)</text:p>
          </table:table-cell>
          <table:table-cell table:style-name="Default" table:number-columns-repeated="1019"/>
        </table:table-row>
        <table:table-row table:style-name="ro8">
          <table:table-cell table:style-name="Default" office:value-type="float" office:value="10" calcext:value-type="float">
            <text:p>10</text:p>
          </table:table-cell>
          <table:table-cell table:style-name="Default" office:value-type="string" calcext:value-type="string">
            <text:p>&lt;&lt; 7</text:p>
          </table:table-cell>
          <table:table-cell office:value-type="string" calcext:value-type="string">
            <text:p>all are children of AbstractFigure, and all either implement or hjave children that implement FigureChangeListener. But they do not have a common descendant</text:p>
          </table:table-cell>
          <table:table-cell table:style-name="Default" office:value-type="string" calcext:value-type="string">
            <text:p>CH.ifa.draw.figures.AttributeFigure, CH.ifa.draw.standard.CompositeFigure, CH.ifa.draw.standard.DecoratorFigure</text:p>
          </table:table-cell>
          <table:table-cell table:style-name="ce1" office:value-type="string" calcext:value-type="string">
            <text:p>Insets connectionInsets(), Object getAttribute(String name), Rectangle displayBox(), Vector handles(), void basicDisplayBox(Point origin, Point corner), void basicMoveBy(int x, int y), void draw(Graphics g), void figureChanged(FigureChangeEvent e), void figureInvalidated(FigureChangeEvent e), void figureRemoved(FigureChangeEvent e), void figureRequestRemove(FigureChangeEvent e), void figureRequestUpdate(FigureChangeEvent e), void initialize(), void read(StorableInput dr), void readObject(ObjectInputStream s), void release(), void setAttribute(String name, Object value), void write(StorableOutput dw)</text:p>
          </table:table-cell>
          <table:table-cell table:style-name="Default" table:number-columns-repeated="1019"/>
        </table:table-row>
        <table:table-row table:style-name="ro10">
          <table:table-cell table:style-name="Default" office:value-type="float" office:value="11" calcext:value-type="float">
            <text:p>11</text:p>
          </table:table-cell>
          <table:table-cell table:style-name="Default" office:value-type="string" calcext:value-type="string">
            <text:p>&lt;&lt; 2</text:p>
          </table:table-cell>
          <table:table-cell office:value-type="string" calcext:value-type="string">
            <text:p>All are descendants of AbstractFigure, and ither implement FigureChangeListener, or their childten do. But there is no common child to all</text:p>
          </table:table-cell>
          <table:table-cell table:style-name="ce1" office:value-type="string" calcext:value-type="string">
            <text:p>CH.ifa.draw.figures.PolyLineFigure, CH.ifa.draw.figures.TextFigure, CH.ifa.draw.standard.DecoratorFigure, CH.ifa.draw.standard.StandardDrawing</text:p>
          </table:table-cell>
          <table:table-cell table:style-name="ce1" office:value-type="string" calcext:value-type="string">
            <text:p>Rectangle displayBox(), Vector handles(), void figureInvalidated(FigureChangeEvent e), void figureRequestRemove(FigureChangeEvent e), void figureRequestUpdate(FigureChangeEvent e), void readObject(ObjectInputStream s)</text:p>
          </table:table-cell>
          <table:table-cell table:style-name="Default" table:number-columns-repeated="1019"/>
        </table:table-row>
        <table:table-row table:style-name="ro3">
          <table:table-cell table:style-name="Default" office:value-type="float" office:value="12" calcext:value-type="float">
            <text:p>12</text:p>
          </table:table-cell>
          <table:table-cell table:style-name="Default" office:value-type="string" calcext:value-type="string">
            <text:p>&lt;&lt; 11</text:p>
          </table:table-cell>
          <table:table-cell office:value-type="string" calcext:value-type="string">
            <text:p>both are descendants of AbstractFigure, and both implement FigureChangeListener</text:p>
          </table:table-cell>
          <table:table-cell table:style-name="Default" office:value-type="string" calcext:value-type="string">
            <text:p>CH.ifa.draw.standard.DecoratorFigure, CH.ifa.draw.standard.StandardDrawing</text:p>
          </table:table-cell>
          <table:table-cell table:style-name="ce1" office:value-type="string" calcext:value-type="string">
            <text:p>Rectangle displayBox(), Vector handles(), void animationStep(), void figureInvalidated(FigureChangeEvent e), void figureRequestRemove(FigureChangeEvent e), void figureRequestUpdate(FigureChangeEvent e), void readObject(ObjectInputStream s)</text:p>
          </table:table-cell>
          <table:table-cell table:style-name="Default" table:number-columns-repeated="1019"/>
        </table:table-row>
        <table:table-row table:style-name="ro11">
          <table:table-cell table:style-name="ce2" office:value-type="float" office:value="13" calcext:value-type="float">
            <text:p>13</text:p>
          </table:table-cell>
          <table:table-cell table:style-name="ce2" office:value-type="string" calcext:value-type="string">
            <text:p>&lt;&lt; 12</text:p>
          </table:table-cell>
          <table:table-cell table:style-name="ce7" office:value-type="string" calcext:value-type="string">
            <text:p>CompositeFigure and Drawing meet at StandardDrawing, which implements the interface Drawing, which not ony redefines methods from FigureChangeListener, that it extends, but it also defines a number of methods of CompositeFigure (perhaps we should have an interface CompositeFigure from which Drawing could inherit.</text:p>
          </table:table-cell>
          <table:table-cell table:style-name="ce2" office:value-type="string" calcext:value-type="string">
            <text:p>CH.ifa.draw.framework.Drawing, CH.ifa.draw.standard.CompositeFigure</text:p>
          </table:table-cell>
          <table:table-cell table:style-name="ce7" office:value-type="string" calcext:value-type="string">
            <text:p>Figure add(Figure figure), Figure findFigure(Rectangle r), Figure findFigure(Rectangle r, Figure without), Figure findFigure(int x, int y), Figure findFigureInside(int x, int y), Figure findFigureInsideWithout(int x, int y, Figure without), Figure findFigureWithout(int x, int y, Figure without), Figure orphan(Figure figure), Figure remove(Figure figure), FigureEnumeration figures(), FigureEnumeration figuresReverse(), Iterator drawingChangeListeners(), Rectangle displayBox(), Vector handles(), void StandardDrawing(), void addAll(Vector newFigures), void addDrawingChangeListener(DrawingChangeListener listener), void animationStep(), void basicDisplayBox(Point p1, Point p2), void bringToFront(Figure figure), void draw(Graphics g), void figureInvalidated(FigureChangeEvent e), void figureRequestRemove(FigureChangeEvent e), void figureRequestUpdate(FigureChangeEvent e), void lock(), void orphanAll(Vector newFigures), void readObject(ObjectInputStream s), void release(), void removeAll(Vector figures), void removeDrawingChangeListener(DrawingChangeListener listener), void replace(Figure figure, Figure replacement), void sendToBack(Figure figure), void unlock()</text:p>
          </table:table-cell>
          <table:table-cell table:style-name="ce2" table:number-columns-repeated="1019"/>
        </table:table-row>
        <table:table-row table:style-name="ro10">
          <table:table-cell table:style-name="ce3" office:value-type="float" office:value="14" calcext:value-type="float">
            <text:p>14</text:p>
          </table:table-cell>
          <table:table-cell table:style-name="ce3" office:value-type="string" calcext:value-type="string">
            <text:p>&lt;&lt; 12</text:p>
          </table:table-cell>
          <table:table-cell table:style-name="ce9" office:value-type="string" calcext:value-type="string">
            <text:p>Drawing and CompositeFigure meet at StandardDrawing, but we still have DecoratorFigure, which implements both Figure and FigureChangeListener</text:p>
          </table:table-cell>
          <table:table-cell table:style-name="ce3" office:value-type="string" calcext:value-type="string">
            <text:p>CH.ifa.draw.framework.Drawing, CH.ifa.draw.standard.CompositeFigure, CH.ifa.draw.standard.DecoratorFigure</text:p>
          </table:table-cell>
          <table:table-cell table:style-name="ce9" office:value-type="string" calcext:value-type="string">
            <text:p>Figure findFigureInside(int x, int y), FigureEnumeration figures(), Rectangle displayBox(), Vector handles(), void animationStep(), void draw(Graphics g), void figureInvalidated(FigureChangeEvent e), void figureRequestRemove(FigureChangeEvent e), void figureRequestUpdate(FigureChangeEvent e), void readObject(ObjectInputStream s), void release()</text:p>
          </table:table-cell>
          <table:table-cell table:style-name="ce3" table:number-columns-repeated="1019"/>
        </table:table-row>
        <table:table-row table:style-name="ro8">
          <table:table-cell table:style-name="ce3" office:value-type="float" office:value="15" calcext:value-type="float">
            <text:p>15</text:p>
          </table:table-cell>
          <table:table-cell table:style-name="ce3" office:value-type="string" calcext:value-type="string">
            <text:p>&lt;&lt; 11</text:p>
          </table:table-cell>
          <table:table-cell table:style-name="ce9" office:value-type="string" calcext:value-type="string">
            <text:p>Some pairs out of the 5 classes meet at a common descendant, but they don't all have the same. So perhaps we do not have <text:span text:style-name="T1">five independent occurrences: we may have three instead</text:span></text:p>
          </table:table-cell>
          <table:table-cell table:style-name="ce9" office:value-type="string" calcext:value-type="string">
            <text:p>CH.ifa.draw.figures.PolyLineFigure, CH.ifa.draw.figures.TextFigure, CH.ifa.draw.framework.Drawing, CH.ifa.draw.standard.CompositeFigure, CH.ifa.draw.standard.DecoratorFigure</text:p>
          </table:table-cell>
          <table:table-cell table:style-name="ce9" office:value-type="string" calcext:value-type="string">
            <text:p>Rectangle displayBox(), Vector handles(), void draw(Graphics g), void figureInvalidated(FigureChangeEvent e), void figureRequestRemove(FigureChangeEvent e), void figureRequestUpdate(FigureChangeEvent e), void readObject(ObjectInputStream s), void release()</text:p>
          </table:table-cell>
          <table:table-cell table:style-name="ce3" table:number-columns-repeated="1019"/>
        </table:table-row>
        <table:table-row table:style-name="ro10">
          <table:table-cell table:style-name="Default" office:value-type="float" office:value="16" calcext:value-type="float">
            <text:p>16</text:p>
          </table:table-cell>
          <table:table-cell table:style-name="Default" office:value-type="string" calcext:value-type="string">
            <text:p>&lt;&lt; root</text:p>
          </table:table-cell>
          <table:table-cell office:value-type="string" calcext:value-type="string">
            <text:p>N'est pas ADHOC, mais FULL_EXTENT_FULL_BEHAVIOR_CLASS_SUBCLASS avec anchor type: DrawApplet, et anchor behavior coverage: 0.03</text:p>
          </table:table-cell>
          <table:table-cell table:style-name="ce1" office:value-type="string" calcext:value-type="string">
            <text:p>CH.ifa.draw.applet.DrawApplet, CH.ifa.draw.samples.javadraw.JavaDrawApplet, CH.ifa.draw.samples.nothing.NothingApplet, CH.ifa.draw.samples.pert.PertApplet</text:p>
          </table:table-cell>
          <table:table-cell table:style-name="Default" office:value-type="string" calcext:value-type="string">
            <text:p>void createTools(JPanel palette)</text:p>
          </table:table-cell>
          <table:table-cell table:style-name="Default" table:number-columns-repeated="1019"/>
        </table:table-row>
        <table:table-row table:style-name="ro12">
          <table:table-cell office:value-type="float" office:value="17" calcext:value-type="float">
            <text:p>17</text:p>
          </table:table-cell>
          <table:table-cell office:value-type="string" calcext:value-type="string">
            <text:p>&lt;&lt; 16</text:p>
          </table:table-cell>
          <table:table-cell table:style-name="ce10" office:value-type="string" calcext:value-type="string">
            <text:p>the classes DrawApplet and DrawApplication both implement the interfaces DrawingEditor and PaletteListener. Thus, the interfaces gathered both classes and all their subclasses. So this is another case of multiple inheritance</text:p>
          </table:table-cell>
          <table:table-cell table:style-name="ce5" office:value-type="string" calcext:value-type="string">
            <text:p>CH.ifa.draw.framework.DrawingEditor, CH.ifa.draw.util.PaletteListener</text:p>
          </table:table-cell>
          <table:table-cell office:value-type="string" calcext:value-type="string">
            <text:p>Dimension defaultSize(), Dimension getDrawingViewSize(), DrawApplication createApplication(), Drawing createDrawing(), Drawing drawing(), DrawingView view(), JComboBox createColorChoice(String attribute), JComboBox createFontChoice(), JComponent createContents(StandardDrawingView view), JComponent getDesktop(), JComponent getLeftComponent(), JComponent getRightComponent(), JFileChooser createOpenFileChooser(), JFileChooser createSaveFileChooser(), JMenu createAlignmentMenu(), JMenu createAnimationMenu(), JMenu createArrowMenu(), JMenu createAttributesMenu(), JMenu createColorMenu(String title, String attribute), JMenu createDebugMenu(), JMenu createEditMenu(), JMenu createFileMenu(), JMenu createFontMenu(), JMenu createFontSizeMenu(), JMenu createFontStyleMenu(), JMenu createImagesMenu(), JMenu createLookAndFeelMenu(), JMenu createWindowMenu(), JPanel createAttributesPanel(), JPanel createButtonPanel(), JPanel createToolPalette(), JSplitPane createSplitPane(StandardDrawingView view), JTextField createStatusLine(), JToolBar createToolPalette(), MDI_InternalFrame createInternalFrame(), StandardDrawingView createDrawingView(), StorageFormatManager createStorageFormatManager(), StorageFormatManager getStorageFormatManager(), String getApplicationName(), String getDrawingTitle(), String guessType(String file), Tool createSelectionTool(), Tool tool(), ToolButton createToolButton(String iconName, String toolName, Tool tool), boolean hasInternalFrames(), void DrawApplication(), void DrawApplication(String title), void JavaDrawApp(), void MDI_DrawApplication(), void MDI_DrawApplication(String title), void NetApp(), void NothingApp(), void PertApplication(), void SplitPaneDrawApplication(), void SplitPaneDrawApplication(String title), void activateFrame(MDI_InternalFrame newFrame), void addInternalFrameListener(InternalFrameListener newMDIListener), void addListeners(), void createAttributeChoices(JPanel panel), void createButtons(JPanel panel), void createLeftComponent(StandardDrawingView view), void createMenus(JMenuBar mb), void createRightComponent(StandardDrawingView view), void createTools(JPanel palette), void createTools(JToolBar palette), void destroy(), void endAnimation(), void exit(), void initDrawing(), void loadDrawing(StorageFormat restoreFormat, String file), void loadDrawing(String param), void main(String[] args), void newLookAndFeel(String landf), void newView(), void newWindow(), void open(), void paletteUserOver(PaletteButton button, boolean inside), void paletteUserSelected(PaletteButton button), void print(), void promptNew(), void promptOpen(), void promptSaveAs(), void readDrawing(String filename), void readFromObjectInput(String filename), void readFromStorableInput(String filename), void removeInternalFrameListener(InternalFrameListener oldMDIListener), void saveDrawing(StorageFormat storeFormat, String file), void selectionChanged(DrawingView view), void setApplicationName(String applicationName), void setBufferedDisplayUpdate(), void setDesktop(JComponent newDesktop), void setDrawing(Drawing drawing), void setDrawingTitle(String drawingTitle), void setDrawingTitle(String newDrawingTitle), void setLeftComponent(JComponent newLeftComponent), void setRightComponent(JComponent newRightComponent), void setSelected(ToolButton button), void setSimpleDisplayUpdate(), void setStorageFormatManager(StorageFormatManager storageFormatManager), void setTool(Tool t, String name), void setupAttributes(), void showHelp(), void showStatus(String string), void startAnimation(), void startSleeper(), void stopSleeper(), void toggleAnimation(), void toolDone()</text:p>
          </table:table-cell>
          <table:table-cell table:number-columns-repeated="1019"/>
        </table:table-row>
        <table:table-row table:style-name="ro8">
          <table:table-cell table:style-name="ce6" office:value-type="float" office:value="18" calcext:value-type="float">
            <text:p>18</text:p>
          </table:table-cell>
          <table:table-cell table:style-name="ce6" office:value-type="string" calcext:value-type="string">
            <text:p>&lt;&lt; root</text:p>
          </table:table-cell>
          <table:table-cell table:style-name="ce11" office:value-type="string" calcext:value-type="string">
            <text:p>genuine interesting concept (Connection) which was amalgamted in Handle and Tool. But interestingly, the methods related to connection are not public, but the tool caught them anyway because I didn't filter on public methods</text:p>
          </table:table-cell>
          <table:table-cell table:style-name="ce11" office:value-type="string" calcext:value-type="string">
            <text:p>CH.ifa.draw.standard.ChangeConnectionHandle, CH.ifa.draw.standard.ConnectionHandle, CH.ifa.draw.standard.ConnectionTool</text:p>
          </table:table-cell>
          <table:table-cell table:style-name="ce6" office:value-type="string" calcext:value-type="string">
            <text:p>Connector findConnector(int x, int y, Figure f), Figure findConnectableFigure(int x, int y, Drawing drawing)</text:p>
          </table:table-cell>
          <table:table-cell table:style-name="ce6" table:number-columns-repeated="1019"/>
        </table:table-row>
        <table:table-row table:style-name="ro8">
          <table:table-cell table:style-name="ce6" office:value-type="float" office:value="19" calcext:value-type="float">
            <text:p>19</text:p>
          </table:table-cell>
          <table:table-cell table:style-name="ce6" office:value-type="string" calcext:value-type="string">
            <text:p>&lt;&lt; 18</text:p>
          </table:table-cell>
          <table:table-cell table:style-name="ce11" office:value-type="string" calcext:value-type="string">
            <text:p>these classes are children of AbstractHandle which has these as abstract methods. AbstractHandle was purged because it does not have the method findConnectionTarget (not part of Handle interface)</text:p>
          </table:table-cell>
          <table:table-cell table:style-name="ce6" office:value-type="string" calcext:value-type="string">
            <text:p>CH.ifa.draw.standard.ChangeConnectionHandle, CH.ifa.draw.standard.LocatorHandle</text:p>
          </table:table-cell>
          <table:table-cell table:style-name="ce11" office:value-type="string" calcext:value-type="string">
            <text:p>Connector findConnectionTarget(int x, int y, Drawing drawing), Connector findConnector(int x, int y, Figure f), Figure findConnectableFigure(int x, int y, Drawing drawing), Point locate(), void draw(Graphics g), void invokeEnd(int x, int y, int anchorX, int anchorY, DrawingView view), void invokeStart(int x, int y, DrawingView view), void invokeStep(int x, int y, int anchorX, int anchorY, DrawingView view)</text:p>
          </table:table-cell>
          <table:table-cell table:style-name="ce6" table:number-columns-repeated="1019"/>
        </table:table-row>
        <table:table-row table:style-name="ro13">
          <table:table-cell table:style-name="ce6" office:value-type="float" office:value="20" calcext:value-type="float">
            <text:p>20</text:p>
          </table:table-cell>
          <table:table-cell table:style-name="ce6" office:value-type="string" calcext:value-type="string">
            <text:p>&lt;&lt; 18</text:p>
          </table:table-cell>
          <table:table-cell table:style-name="ce6" office:value-type="string" calcext:value-type="string">
            <text:p>again the ConnectionConcept</text:p>
          </table:table-cell>
          <table:table-cell table:style-name="ce6" office:value-type="string" calcext:value-type="string">
            <text:p>CH.ifa.draw.standard.ConnectionHandle, CH.ifa.draw.standard.ConnectionTool</text:p>
          </table:table-cell>
          <table:table-cell table:style-name="ce11" office:value-type="string" calcext:value-type="string">
            <text:p>ConnectionFigure createConnection(), Connector findConnector(int x, int y, Figure f), Figure findConnectableFigure(int x, int y, Drawing drawing)</text:p>
          </table:table-cell>
          <table:table-cell table:style-name="ce6" table:number-columns-repeated="1019"/>
        </table:table-row>
        <table:table-row table:style-name="ro6">
          <table:table-cell table:style-name="ce6" office:value-type="float" office:value="21" calcext:value-type="float">
            <text:p>21</text:p>
          </table:table-cell>
          <table:table-cell table:style-name="ce6" office:value-type="string" calcext:value-type="string">
            <text:p>&lt;&lt; root</text:p>
          </table:table-cell>
          <table:table-cell table:style-name="ce11" office:value-type="string" calcext:value-type="string">
            <text:p>the two classes are used to serialize/deserialze storable (graphical) objects. Their APIs preserve identity (i.e. multiple references to the same object), and they do that by recording/registering encountered objects, and that is the purpose of the map(Storable) method. Note that it is a private method</text:p>
          </table:table-cell>
          <table:table-cell table:style-name="ce6" office:value-type="string" calcext:value-type="string">
            <text:p>CH.ifa.draw.util.StorableInput, CH.ifa.draw.util.StorableOutput</text:p>
          </table:table-cell>
          <table:table-cell table:style-name="ce6" office:value-type="string" calcext:value-type="string">
            <text:p>void map(Storable storable)</text:p>
          </table:table-cell>
          <table:table-cell table:style-name="ce6" table:number-columns-repeated="1019"/>
        </table:table-row>
        <table:table-row table:style-name="ro14">
          <table:table-cell table:style-name="ce6" office:value-type="float" office:value="24" calcext:value-type="float">
            <text:p>24</text:p>
          </table:table-cell>
          <table:table-cell table:style-name="ce6" office:value-type="string" calcext:value-type="string">
            <text:p>&lt;&lt; root</text:p>
          </table:table-cell>
          <table:table-cell table:style-name="ce11" office:value-type="string" calcext:value-type="string">
            <text:p>it is no big deal, but there may be something here. Both DrawingChangeEvent and FigureChangeEvent inherit from java.util.EvenObject, but both have two constructors each, have two methods each, one is the intent(), and the other is getDrawing()/getFigure), and both have fRectangle as a data member. Intrestingly, there are similarities between the class CompositeFigure and the interface Drawing. If that were to materialize, then perhaps we should have a single change event class</text:p>
          </table:table-cell>
          <table:table-cell table:style-name="ce6" office:value-type="string" calcext:value-type="string">
            <text:p>CH.ifa.draw.framework.DrawingChangeEvent, CH.ifa.draw.framework.FigureChangeEvent</text:p>
          </table:table-cell>
          <table:table-cell table:style-name="ce6" office:value-type="string" calcext:value-type="string">
            <text:p>Rectangle getInvalidatedRectangle()</text:p>
          </table:table-cell>
          <table:table-cell table:style-name="ce6" table:number-columns-repeated="1019"/>
        </table:table-row>
        <table:table-row table:style-name="ro8">
          <table:table-cell table:style-name="Default" office:value-type="float" office:value="28" calcext:value-type="float">
            <text:p>28</text:p>
          </table:table-cell>
          <table:table-cell table:style-name="Default" office:value-type="string" calcext:value-type="string">
            <text:p>&lt;&lt; 27</text:p>
          </table:table-cell>
          <table:table-cell office:value-type="string" calcext:value-type="string">
            <text:p>NOT ADHOC. 27 is full/full interface implementation. 28 is full/full class-subclass acnhor: AbstractFigure, coverage 0.1176</text:p>
          </table:table-cell>
          <table:table-cell table:style-name="ce1" office:value-type="string" calcext:value-type="string">
            <text:p>CH.ifa.draw.contrib.TriangleFigure, CH.ifa.draw.figures.EllipseFigure, CH.ifa.draw.figures.RoundRectangleFigure, CH.ifa.draw.samples.pert.PertFigure, CH.ifa.draw.standard.AbstractFigure, CH.ifa.draw.standard.DecoratorFigure</text:p>
          </table:table-cell>
          <table:table-cell table:style-name="Default" office:value-type="string" calcext:value-type="string">
            <text:p>Insets connectionInsets(), Vector handles(), void read(StorableInput dr), void write(StorableOutput dw)</text:p>
          </table:table-cell>
          <table:table-cell table:style-name="Default" table:number-columns-repeated="1019"/>
        </table:table-row>
        <table:table-row table:style-name="ro10">
          <table:table-cell office:value-type="float" office:value="29" calcext:value-type="float">
            <text:p>29</text:p>
          </table:table-cell>
          <table:table-cell office:value-type="string" calcext:value-type="string">
            <text:p>&lt;&lt; 28</text:p>
          </table:table-cell>
          <table:table-cell table:style-name="ce10" office:value-type="string" calcext:value-type="string">
            <text:p>ADHOC. Consisting mostly of the abstract methods of AbstractFigure, plus a couple of methods that override default implementations in AbstractFigure</text:p>
          </table:table-cell>
          <table:table-cell office:value-type="string" calcext:value-type="string">
            <text:p>CH.ifa.draw.figures.EllipseFigure, CH.ifa.draw.figures.RectangleFigure, CH.ifa.draw.figures.RoundRectangleFigure, CH.ifa.draw.samples.pert.PertFigure, CH.ifa.draw.standard.DecoratorFigure</text:p>
          </table:table-cell>
          <table:table-cell office:value-type="string" calcext:value-type="string">
            <text:p>Insets connectionInsets(), Rectangle displayBox(), Vector handles(), void basicDisplayBox(Point origin, Point corner), void basicMoveBy(int x, int y), void read(StorableInput dr), void write(StorableOutput dw)</text:p>
          </table:table-cell>
          <table:table-cell table:number-columns-repeated="1019"/>
        </table:table-row>
        <table:table-row table:style-name="ro3">
          <table:table-cell office:value-type="float" office:value="30" calcext:value-type="float">
            <text:p>30</text:p>
          </table:table-cell>
          <table:table-cell office:value-type="string" calcext:value-type="string">
            <text:p>&lt;&lt; 29</text:p>
          </table:table-cell>
          <table:table-cell table:style-name="ce5" office:value-type="string" calcext:value-type="string">
            <text:p>ADHOC</text:p>
          </table:table-cell>
          <table:table-cell office:value-type="string" calcext:value-type="string">
            <text:p>CH.ifa.draw.figures.EllipseFigure, CH.ifa.draw.figures.RectangleFigure, CH.ifa.draw.figures.RoundRectangleFigure, CH.ifa.draw.framework.FigureChangeListener</text:p>
          </table:table-cell>
          <table:table-cell office:value-type="string" calcext:value-type="string">
            <text:p>Insets connectionInsets(), Rectangle displayBox(), Vector handles(), void basicDisplayBox(Point origin, Point corner), void basicMoveBy(int x, int y), void drawBackground(Graphics g), void drawFrame(Graphics g), void read(StorableInput dr), void write(StorableOutput dw)</text:p>
          </table:table-cell>
          <table:table-cell table:number-columns-repeated="1019"/>
        </table:table-row>
        <table:table-row table:style-name="ro3">
          <table:table-cell office:value-type="float" office:value="31" calcext:value-type="float">
            <text:p>31</text:p>
          </table:table-cell>
          <table:table-cell office:value-type="string" calcext:value-type="string">
            <text:p>&lt;&lt; 30</text:p>
          </table:table-cell>
          <table:table-cell table:style-name="ce5" office:value-type="string" calcext:value-type="string">
            <text:p>ADHOC</text:p>
          </table:table-cell>
          <table:table-cell office:value-type="string" calcext:value-type="string">
            <text:p>CH.ifa.draw.figures.EllipseFigure, CH.ifa.draw.figures.RoundRectangleFigure, CH.ifa.draw.framework.FigureChangeListener</text:p>
          </table:table-cell>
          <table:table-cell office:value-type="string" calcext:value-type="string">
            <text:p>Connector connectorAt(int x, int y), Insets connectionInsets(), Rectangle displayBox(), Vector handles(), void basicDisplayBox(Point origin, Point corner), void basicMoveBy(int x, int y), void drawBackground(Graphics g), void drawFrame(Graphics g), void read(StorableInput dr), void write(StorableOutput dw)</text:p>
          </table:table-cell>
          <table:table-cell table:number-columns-repeated="1019"/>
        </table:table-row>
        <table:table-row table:style-name="ro8">
          <table:table-cell table:style-name="Default" office:value-type="float" office:value="36" calcext:value-type="float">
            <text:p>36</text:p>
          </table:table-cell>
          <table:table-cell table:style-name="Default" office:value-type="string" calcext:value-type="string">
            <text:p>&lt;&lt; 35</text:p>
          </table:table-cell>
          <table:table-cell office:value-type="string" calcext:value-type="string">
            <text:p>N'EST PAS ADHOC, mais full/full interface and so is 35, with anchor type Figure, mais anchor type coverage faible (9% et 6%)</text:p>
          </table:table-cell>
          <table:table-cell table:style-name="ce1" office:value-type="string" calcext:value-type="string">
            <text:p>CH.ifa.draw.contrib.DiamondFigure, CH.ifa.draw.contrib.TriangleFigure, CH.ifa.draw.framework.Figure, CH.ifa.draw.standard.DecoratorFigure</text:p>
          </table:table-cell>
          <table:table-cell table:style-name="Default" office:value-type="string" calcext:value-type="string">
            <text:p>Insets connectionInsets(), boolean containsPoint(int x, int y), void draw(Graphics g)</text:p>
          </table:table-cell>
          <table:table-cell table:style-name="Default" table:number-columns-repeated="1019"/>
        </table:table-row>
        <table:table-row table:style-name="ro1">
          <table:table-cell office:value-type="float" office:value="37" calcext:value-type="float">
            <text:p>37</text:p>
          </table:table-cell>
          <table:table-cell office:value-type="string" calcext:value-type="string">
            <text:p>&lt;&lt; 36</text:p>
          </table:table-cell>
          <table:table-cell table:style-name="ce5" office:value-type="string" calcext:value-type="string">
            <text:p>ADHOC</text:p>
          </table:table-cell>
          <table:table-cell table:style-name="ce5" office:value-type="string" calcext:value-type="string">
            <text:p>CH.ifa.draw.contrib.DiamondFigure, CH.ifa.draw.contrib.TriangleFigure</text:p>
          </table:table-cell>
          <table:table-cell table:style-name="ce5" office:value-type="string" calcext:value-type="string">
            <text:p>Insets connectionInsets(), Polygon polygon(), boolean containsPoint(int x, int y), void draw(Graphics g)</text:p>
          </table:table-cell>
          <table:table-cell table:number-columns-repeated="1019"/>
        </table:table-row>
        <table:table-row table:style-name="ro8">
          <table:table-cell table:style-name="Default" office:value-type="float" office:value="42" calcext:value-type="float">
            <text:p>42</text:p>
          </table:table-cell>
          <table:table-cell table:style-name="Default" office:value-type="string" calcext:value-type="string">
            <text:p>&lt;&lt; 41</text:p>
          </table:table-cell>
          <table:table-cell office:value-type="string" calcext:value-type="string">
            <text:p>N'EST PAS ADHOC, mais full/full class-subclass, et 41 est full/full interface, avec anchor type: AbstractFigure (Figure)</text:p>
          </table:table-cell>
          <table:table-cell table:style-name="ce1" office:value-type="string" calcext:value-type="string">
            <text:p>CH.ifa.draw.contrib.PolygonFigure, CH.ifa.draw.figures.PolyLineFigure, CH.ifa.draw.figures.RectangleFigure, CH.ifa.draw.figures.TextFigure, CH.ifa.draw.standard.AbstractFigure, CH.ifa.draw.standard.DecoratorFigure</text:p>
          </table:table-cell>
          <table:table-cell table:style-name="ce1" office:value-type="string" calcext:value-type="string">
            <text:p>Rectangle displayBox(), Vector handles(), boolean containsPoint(int x, int y), void read(StorableInput dr), void write(StorableOutput dw)</text:p>
          </table:table-cell>
          <table:table-cell table:style-name="Default" table:number-columns-repeated="1019"/>
        </table:table-row>
        <table:table-row table:style-name="ro3">
          <table:table-cell office:value-type="float" office:value="43" calcext:value-type="float">
            <text:p>43</text:p>
          </table:table-cell>
          <table:table-cell office:value-type="string" calcext:value-type="string">
            <text:p>&lt;&lt;42</text:p>
          </table:table-cell>
          <table:table-cell table:style-name="ce5" office:value-type="string" calcext:value-type="string">
            <text:p>ADHOC</text:p>
          </table:table-cell>
          <table:table-cell table:style-name="ce5" office:value-type="string" calcext:value-type="string">
            <text:p>CH.ifa.draw.contrib.PolygonFigure, CH.ifa.draw.figures.RectangleFigure, CH.ifa.draw.framework.FigureChangeListener</text:p>
          </table:table-cell>
          <table:table-cell office:value-type="string" calcext:value-type="string">
            <text:p>Rectangle displayBox(), Vector handles(), boolean containsPoint(int x, int y),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44" calcext:value-type="float">
            <text:p>44</text:p>
          </table:table-cell>
          <table:table-cell office:value-type="string" calcext:value-type="string">
            <text:p>&lt;&lt; 43</text:p>
          </table:table-cell>
          <table:table-cell table:style-name="ce5" office:value-type="string" calcext:value-type="string">
            <text:p>ADHOC</text:p>
          </table:table-cell>
          <table:table-cell table:style-name="ce5" office:value-type="string" calcext:value-type="string">
            <text:p>CH.ifa.draw.contrib.PolygonFigure, CH.ifa.draw.figures.RectangleFigure</text:p>
          </table:table-cell>
          <table:table-cell office:value-type="string" calcext:value-type="string">
            <text:p>Point center(), Point chop(Point p), Rectangle displayBox(), Vector handles(), boolean containsPoint(int x, int y),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47" calcext:value-type="float">
            <text:p>47</text:p>
          </table:table-cell>
          <table:table-cell office:value-type="string" calcext:value-type="string">
            <text:p>&lt;&lt; 42</text:p>
          </table:table-cell>
          <table:table-cell table:style-name="ce5" office:value-type="string" calcext:value-type="string">
            <text:p>ADHOC</text:p>
          </table:table-cell>
          <table:table-cell office:value-type="string" calcext:value-type="string">
            <text:p>CH.ifa.draw.figures.PolyLineFigure, CH.ifa.draw.figures.RectangleFigure, CH.ifa.draw.figures.TextFigure, CH.ifa.draw.standard.DecoratorFigure</text:p>
          </table:table-cell>
          <table:table-cell office:value-type="string" calcext:value-type="string">
            <text:p>Rectangle displayBox(), Vector handles(), boolean containsPoint(int x, int y), void draw(Graphics g), void read(StorableInput dr), void write(StorableOutput dw)</text:p>
          </table:table-cell>
          <table:table-cell table:number-columns-repeated="1019"/>
        </table:table-row>
        <table:table-row table:style-name="ro3">
          <table:table-cell office:value-type="float" office:value="48" calcext:value-type="float">
            <text:p>48</text:p>
          </table:table-cell>
          <table:table-cell office:value-type="string" calcext:value-type="string">
            <text:p>&lt;&lt; 47</text:p>
          </table:table-cell>
          <table:table-cell table:style-name="ce5" office:value-type="string" calcext:value-type="string">
            <text:p>ADHOC</text:p>
          </table:table-cell>
          <table:table-cell table:style-name="ce5" office:value-type="string" calcext:value-type="string">
            <text:p>CH.ifa.draw.figures.RectangleFigure, CH.ifa.draw.figures.TextFigure, CH.ifa.draw.standard.DecoratorFigure</text:p>
          </table:table-cell>
          <table:table-cell office:value-type="string" calcext:value-type="string">
            <text:p>Rectangle displayBox(), Vector handles(), boolean containsPoint(int x, int y), void basicMoveBy(int x, int y), void draw(Graphics g), void read(StorableInput dr), void write(StorableOutput dw)</text:p>
          </table:table-cell>
          <table:table-cell table:number-columns-repeated="1019"/>
        </table:table-row>
        <table:table-row table:style-name="ro8">
          <table:table-cell table:style-name="Default" office:value-type="float" office:value="56" calcext:value-type="float">
            <text:p>56</text:p>
          </table:table-cell>
          <table:table-cell table:style-name="Default" office:value-type="string" calcext:value-type="string">
            <text:p>&lt;&lt; 40</text:p>
          </table:table-cell>
          <table:table-cell office:value-type="string" calcext:value-type="string">
            <text:p>N'EST PAS ADHOC, mais partial/full interface impl avec acnhor type:Figure (et 40 est full/full interface with acnhor Figure and converage 9%)</text:p>
          </table:table-cell>
          <table:table-cell table:style-name="ce1" office:value-type="string" calcext:value-type="string">
            <text:p>CH.ifa.draw.contrib.GraphicalCompositeFigure, CH.ifa.draw.figures.ImageFigure, CH.ifa.draw.figures.PolyLineFigure, CH.ifa.draw.figures.RectangleFigure, CH.ifa.draw.framework.Drawing, CH.ifa.draw.framework.Figure, CH.ifa.draw.samples.net.NodeFigure, CH.ifa.draw.samples.pert.PertFigure, CH.ifa.draw.standard.DecoratorFigure</text:p>
          </table:table-cell>
          <table:table-cell table:style-name="Default" office:value-type="string" calcext:value-type="string">
            <text:p>Rectangle displayBox(), Vector handles(), void draw(Graphics g)</text:p>
          </table:table-cell>
          <table:table-cell table:style-name="Default" table:number-columns-repeated="1019"/>
        </table:table-row>
        <table:table-row table:style-name="ro10">
          <table:table-cell office:value-type="float" office:value="57" calcext:value-type="float">
            <text:p>57</text:p>
          </table:table-cell>
          <table:table-cell office:value-type="string" calcext:value-type="string">
            <text:p>&lt;&lt; 56</text:p>
          </table:table-cell>
          <table:table-cell table:style-name="ce5"/>
          <table:table-cell office:value-type="string" calcext:value-type="string">
            <text:p>CH.ifa.draw.contrib.GraphicalCompositeFigure, CH.ifa.draw.figures.ImageFigure, CH.ifa.draw.figures.PolyLineFigure, CH.ifa.draw.figures.RectangleFigure, CH.ifa.draw.figures.TextFigure, CH.ifa.draw.samples.pert.PertFigure, CH.ifa.draw.standard.DecoratorFigure</text:p>
          </table:table-cell>
          <table:table-cell office:value-type="string" calcext:value-type="string">
            <text:p>Rectangle displayBox(), Vector handles(), void draw(Graphics g), void read(StorableInput dr), void write(StorableOutput dw)</text:p>
          </table:table-cell>
          <table:table-cell table:number-columns-repeated="1019"/>
        </table:table-row>
        <table:table-row table:style-name="ro3">
          <table:table-cell office:value-type="float" office:value="58" calcext:value-type="float">
            <text:p>58</text:p>
          </table:table-cell>
          <table:table-cell office:value-type="string" calcext:value-type="string">
            <text:p>&lt;&lt; 57</text:p>
          </table:table-cell>
          <table:table-cell table:style-name="ce5"/>
          <table:table-cell office:value-type="string" calcext:value-type="string">
            <text:p>CH.ifa.draw.contrib.GraphicalCompositeFigure, CH.ifa.draw.figures.ImageFigure, CH.ifa.draw.figures.PolyLineFigure, CH.ifa.draw.figures.RectangleFigure, CH.ifa.draw.samples.pert.PertFigure, CH.ifa.draw.standard.DecoratorFigure</text:p>
          </table:table-cell>
          <table:table-cell office:value-type="string" calcext:value-type="string">
            <text:p>Rectangle displayBox(), Vector handles(), void basicDisplayBox(Point origin, Point corner), void draw(Graphics g), void read(StorableInput dr), void write(StorableOutput dw)</text:p>
          </table:table-cell>
          <table:table-cell table:number-columns-repeated="1019"/>
        </table:table-row>
        <table:table-row table:style-name="ro3">
          <table:table-cell office:value-type="float" office:value="59" calcext:value-type="float">
            <text:p>59</text:p>
          </table:table-cell>
          <table:table-cell office:value-type="string" calcext:value-type="string">
            <text:p>&lt;&lt; 58</text:p>
          </table:table-cell>
          <table:table-cell table:style-name="ce5"/>
          <table:table-cell office:value-type="string" calcext:value-type="string">
            <text:p>CH.ifa.draw.figures.ImageFigure, CH.ifa.draw.figures.RectangleFigure, CH.ifa.draw.samples.pert.PertFigure, CH.ifa.draw.standard.DecoratorFigure</text:p>
          </table:table-cell>
          <table:table-cell office:value-type="string" calcext:value-type="string">
            <text:p>Rectangle displayBox(), Vector handles(), void basicDisplayBox(Point origin, Point corner), void basicMoveBy(int x, int y), void draw(Graphics g), void read(StorableInput dr), void write(StorableOutput dw)</text:p>
          </table:table-cell>
          <table:table-cell table:number-columns-repeated="1019"/>
        </table:table-row>
        <table:table-row table:style-name="ro3">
          <table:table-cell office:value-type="float" office:value="60" calcext:value-type="float">
            <text:p>60</text:p>
          </table:table-cell>
          <table:table-cell office:value-type="string" calcext:value-type="string">
            <text:p>&lt;&lt; 58</text:p>
          </table:table-cell>
          <table:table-cell table:style-name="ce5"/>
          <table:table-cell office:value-type="string" calcext:value-type="string">
            <text:p>CH.ifa.draw.contrib.GraphicalCompositeFigure, CH.ifa.draw.figures.AttributeFigure, CH.ifa.draw.samples.pert.PertFigure, CH.ifa.draw.standard.DecoratorFigure</text:p>
          </table:table-cell>
          <table:table-cell office:value-type="string" calcext:value-type="string">
            <text:p>Rectangle displayBox(), Vector handles(), void basicDisplayBox(Point origin, Point corner), void draw(Graphics g), void initialize(), void read(StorableInput dr), void write(StorableOutput dw)</text:p>
          </table:table-cell>
          <table:table-cell table:number-columns-repeated="1019"/>
        </table:table-row>
        <table:table-row table:style-name="ro3">
          <table:table-cell office:value-type="float" office:value="61" calcext:value-type="float">
            <text:p>61</text:p>
          </table:table-cell>
          <table:table-cell office:value-type="string" calcext:value-type="string">
            <text:p>&lt;&lt; 60</text:p>
          </table:table-cell>
          <table:table-cell table:style-name="ce5"/>
          <table:table-cell table:style-name="ce5" office:value-type="string" calcext:value-type="string">
            <text:p>CH.ifa.draw.contrib.GraphicalCompositeFigure, CH.ifa.draw.samples.pert.PertFigure</text:p>
          </table:table-cell>
          <table:table-cell office:value-type="string" calcext:value-type="string">
            <text:p>Rectangle displayBox(), Vector handles(), void basicDisplayBox(Point origin, Point corner), void draw(Graphics g), void initialize(), void layout(), void read(StorableInput dr), void write(StorableOutput dw)</text:p>
          </table:table-cell>
          <table:table-cell table:number-columns-repeated="1019"/>
        </table:table-row>
        <table:table-row table:style-name="ro3">
          <table:table-cell office:value-type="float" office:value="62" calcext:value-type="float">
            <text:p>62</text:p>
          </table:table-cell>
          <table:table-cell office:value-type="string" calcext:value-type="string">
            <text:p>&lt;&lt; 57</text:p>
          </table:table-cell>
          <table:table-cell table:style-name="ce5"/>
          <table:table-cell office:value-type="string" calcext:value-type="string">
            <text:p>CH.ifa.draw.figures.ImageFigure, CH.ifa.draw.figures.RectangleFigure, CH.ifa.draw.figures.TextFigure, CH.ifa.draw.samples.pert.PertFigure, CH.ifa.draw.standard.DecoratorFigure</text:p>
          </table:table-cell>
          <table:table-cell office:value-type="string" calcext:value-type="string">
            <text:p>Rectangle displayBox(), Vector handles(), void basicMoveBy(int x, int y), void draw(Graphics g), void read(StorableInput dr), void write(StorableOutput dw)</text:p>
          </table:table-cell>
          <table:table-cell table:number-columns-repeated="1019"/>
        </table:table-row>
        <table:table-row table:style-name="ro3">
          <table:table-cell office:value-type="float" office:value="63" calcext:value-type="float">
            <text:p>63</text:p>
          </table:table-cell>
          <table:table-cell office:value-type="string" calcext:value-type="string">
            <text:p>&lt;&lt; 62</text:p>
          </table:table-cell>
          <table:table-cell table:style-name="ce5"/>
          <table:table-cell office:value-type="string" calcext:value-type="string">
            <text:p>CH.ifa.draw.figures.ImageFigure, CH.ifa.draw.figures.TextFigure, CH.ifa.draw.standard.CompositeFigure, CH.ifa.draw.standard.DecoratorFigure</text:p>
          </table:table-cell>
          <table:table-cell office:value-type="string" calcext:value-type="string">
            <text:p>Rectangle displayBox(), Vector handles(), void basicMoveBy(int x, int y), void draw(Graphics g), void read(StorableInput dr), void readObject(ObjectInputStream s), void write(StorableOutput dw)</text:p>
          </table:table-cell>
          <table:table-cell table:number-columns-repeated="1019"/>
        </table:table-row>
        <table:table-row table:style-name="ro3">
          <table:table-cell office:value-type="float" office:value="64" calcext:value-type="float">
            <text:p>64</text:p>
          </table:table-cell>
          <table:table-cell office:value-type="string" calcext:value-type="string">
            <text:p>&lt;&lt; 57</text:p>
          </table:table-cell>
          <table:table-cell table:style-name="ce5"/>
          <table:table-cell office:value-type="string" calcext:value-type="string">
            <text:p>CH.ifa.draw.figures.ImageFigure, CH.ifa.draw.figures.PolyLineFigure, CH.ifa.draw.figures.TextFigure, CH.ifa.draw.standard.CompositeFigure, CH.ifa.draw.standard.DecoratorFigure</text:p>
          </table:table-cell>
          <table:table-cell office:value-type="string" calcext:value-type="string">
            <text:p>Rectangle displayBox(), Vector handles(), void draw(Graphics g), void read(StorableInput dr), void readObject(ObjectInputStream s), void write(StorableOutput dw)</text:p>
          </table:table-cell>
          <table:table-cell table:number-columns-repeated="1019"/>
        </table:table-row>
        <table:table-row table:style-name="ro3">
          <table:table-cell office:value-type="float" office:value="65" calcext:value-type="float">
            <text:p>65</text:p>
          </table:table-cell>
          <table:table-cell office:value-type="string" calcext:value-type="string">
            <text:p>&lt;&lt; 56</text:p>
          </table:table-cell>
          <table:table-cell table:style-name="ce10" office:value-type="string" calcext:value-type="string">
            <text:p>56 est partial/full interface anchor type:Figure</text:p>
          </table:table-cell>
          <table:table-cell office:value-type="string" calcext:value-type="string">
            <text:p>CH.ifa.draw.figures.ImageFigure, CH.ifa.draw.figures.PolyLineFigure, CH.ifa.draw.figures.TextFigure, CH.ifa.draw.standard.CompositeFigure, CH.ifa.draw.standard.DecoratorFigure</text:p>
          </table:table-cell>
          <table:table-cell office:value-type="string" calcext:value-type="string">
            <text:p>Rectangle displayBox(), Vector handles(), void draw(Graphics g), void read(StorableInput dr), void readObject(ObjectInputStream s), void write(StorableOutput dw)</text:p>
          </table:table-cell>
          <table:table-cell table:number-columns-repeated="1019"/>
        </table:table-row>
        <table:table-row table:style-name="ro8">
          <table:table-cell table:style-name="Default" office:value-type="float" office:value="67" calcext:value-type="float">
            <text:p>67</text:p>
          </table:table-cell>
          <table:table-cell table:style-name="Default" office:value-type="string" calcext:value-type="string">
            <text:p>&lt;&lt; 66</text:p>
          </table:table-cell>
          <table:table-cell office:value-type="string" calcext:value-type="string">
            <text:p>N'EST PAS ADHOC, mais 67 est full/full class_subclass, avec anchor AbstractFigure alors que 66 est full/full II avec anchor Figure</text:p>
          </table:table-cell>
          <table:table-cell table:style-name="ce1" office:value-type="string" calcext:value-type="string">
            <text:p>CH.ifa.draw.contrib.PolygonFigure, CH.ifa.draw.figures.EllipseFigure, CH.ifa.draw.figures.PolyLineFigure, CH.ifa.draw.figures.RoundRectangleFigure, CH.ifa.draw.figures.TextFigure, CH.ifa.draw.standard.AbstractFigure, CH.ifa.draw.standard.DecoratorFigure</text:p>
          </table:table-cell>
          <table:table-cell table:style-name="ce1" office:value-type="string" calcext:value-type="string">
            <text:p>Connector connectorAt(int x, int y), Rectangle displayBox(), Vector handles(), void read(StorableInput dr), void write(StorableOutput dw)</text:p>
          </table:table-cell>
          <table:table-cell table:style-name="Default" table:number-columns-repeated="1019"/>
        </table:table-row>
        <table:table-row table:style-name="ro3">
          <table:table-cell office:value-type="float" office:value="68" calcext:value-type="float">
            <text:p>68</text:p>
          </table:table-cell>
          <table:table-cell office:value-type="string" calcext:value-type="string">
            <text:p>&lt;&lt; 67</text:p>
          </table:table-cell>
          <table:table-cell table:style-name="ce10"/>
          <table:table-cell office:value-type="string" calcext:value-type="string">
            <text:p>CH.ifa.draw.figures.EllipseFigure, CH.ifa.draw.figures.RoundRectangleFigure, CH.ifa.draw.figures.TextFigure, CH.ifa.draw.standard.DecoratorFigure</text:p>
          </table:table-cell>
          <table:table-cell office:value-type="string" calcext:value-type="string">
            <text:p>Connector connectorAt(int x, int y), Rectangle displayBox(), Vector handles(), void basicMoveBy(int x, int y), void read(StorableInput dr), void write(StorableOutput dw)</text:p>
          </table:table-cell>
          <table:table-cell table:number-columns-repeated="1019"/>
        </table:table-row>
        <table:table-row table:style-name="ro3">
          <table:table-cell office:value-type="float" office:value="69" calcext:value-type="float">
            <text:p>69</text:p>
          </table:table-cell>
          <table:table-cell office:value-type="string" calcext:value-type="string">
            <text:p>&lt;&lt; 68</text:p>
          </table:table-cell>
          <table:table-cell table:style-name="ce10"/>
          <table:table-cell office:value-type="string" calcext:value-type="string">
            <text:p>CH.ifa.draw.contrib.PolygonFigure, CH.ifa.draw.figures.EllipseFigure, CH.ifa.draw.figures.RoundRectangleFigure, CH.ifa.draw.framework.FigureChangeListener</text:p>
          </table:table-cell>
          <table:table-cell office:value-type="string" calcext:value-type="string">
            <text:p>Connector connectorAt(int x, int y), Rectangle displayBox(), Vector handles(), void basicDisplayBox(Point origin, Point corner), void drawBackground(Graphics g), void drawFrame(Graphics g), void read(StorableInput dr), void write(StorableOutput dw)</text:p>
          </table:table-cell>
          <table:table-cell table:number-columns-repeated="1019"/>
        </table:table-row>
        <table:table-row table:style-name="ro8">
          <table:table-cell table:style-name="Default" office:value-type="float" office:value="72" calcext:value-type="float">
            <text:p>72</text:p>
          </table:table-cell>
          <table:table-cell table:style-name="Default" office:value-type="string" calcext:value-type="string">
            <text:p>&lt;&lt; 71</text:p>
          </table:table-cell>
          <table:table-cell office:value-type="string" calcext:value-type="string">
            <text:p>N'EST PAS ADHOC, mais 72 est full/full class/subclass et 71 est full/full interface, with anchor type AbstractFigure and Figure</text:p>
          </table:table-cell>
          <table:table-cell table:style-name="ce1" office:value-type="string" calcext:value-type="string">
            <text:p>CH.ifa.draw.contrib.GraphicalCompositeFigure, CH.ifa.draw.contrib.PolygonFigure, CH.ifa.draw.figures.EllipseFigure, CH.ifa.draw.figures.ImageFigure, CH.ifa.draw.figures.PolyLineFigure, CH.ifa.draw.figures.RectangleFigure, CH.ifa.draw.figures.RoundRectangleFigure, CH.ifa.draw.samples.pert.PertFigure, CH.ifa.draw.standard.AbstractFigure, CH.ifa.draw.standard.DecoratorFigure</text:p>
          </table:table-cell>
          <table:table-cell table:style-name="ce1" office:value-type="string" calcext:value-type="string">
            <text:p>Rectangle displayBox(), Vector handles(), void basicDisplayBox(Point origin, Point corner), void read(StorableInput dr), void write(StorableOutput dw)</text:p>
          </table:table-cell>
          <table:table-cell table:style-name="Default" table:number-columns-repeated="1019"/>
        </table:table-row>
        <table:table-row table:style-name="ro3">
          <table:table-cell office:value-type="float" office:value="73" calcext:value-type="float">
            <text:p>73</text:p>
          </table:table-cell>
          <table:table-cell office:value-type="string" calcext:value-type="string">
            <text:p>&lt;&lt; 72</text:p>
          </table:table-cell>
          <table:table-cell table:style-name="ce10"/>
          <table:table-cell office:value-type="string" calcext:value-type="string">
            <text:p>CH.ifa.draw.contrib.PolygonFigure, CH.ifa.draw.figures.EllipseFigure, CH.ifa.draw.figures.RectangleFigure, CH.ifa.draw.figures.RoundRectangleFigure, CH.ifa.draw.framework.FigureChangeListener</text:p>
          </table:table-cell>
          <table:table-cell office:value-type="string" calcext:value-type="string">
            <text:p>Rectangle displayBox(), Vector handles(),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75" calcext:value-type="float">
            <text:p>75</text:p>
          </table:table-cell>
          <table:table-cell office:value-type="string" calcext:value-type="string">
            <text:p>&lt;&lt; 72</text:p>
          </table:table-cell>
          <table:table-cell table:style-name="ce10"/>
          <table:table-cell office:value-type="string" calcext:value-type="string">
            <text:p>CH.ifa.draw.figures.EllipseFigure, CH.ifa.draw.figures.ImageFigure, CH.ifa.draw.figures.RectangleFigure, CH.ifa.draw.figures.RoundRectangleFigure, CH.ifa.draw.samples.pert.PertFigure, CH.ifa.draw.standard.DecoratorFigure</text:p>
          </table:table-cell>
          <table:table-cell office:value-type="string" calcext:value-type="string">
            <text:p>Rectangle displayBox(), Vector handles(), void basicDisplayBox(Point origin, Point corner), void basicMoveBy(int x, int y), void read(StorableInput dr), void write(StorableOutput dw)</text:p>
          </table:table-cell>
          <table:table-cell table:number-columns-repeated="1019"/>
        </table:table-row>
        <table:table-row table:style-name="ro3">
          <table:table-cell office:value-type="float" office:value="76" calcext:value-type="float">
            <text:p>76</text:p>
          </table:table-cell>
          <table:table-cell office:value-type="string" calcext:value-type="string">
            <text:p>&lt;&lt; 40</text:p>
          </table:table-cell>
          <table:table-cell table:style-name="ce10"/>
          <table:table-cell office:value-type="string" calcext:value-type="string">
            <text:p>CH.ifa.draw.figures.ImageFigure, CH.ifa.draw.figures.PolyLineFigure, CH.ifa.draw.figures.TextFigure, CH.ifa.draw.standard.DecoratorFigure, CH.ifa.draw.standard.StandardDrawing</text:p>
          </table:table-cell>
          <table:table-cell office:value-type="string" calcext:value-type="string">
            <text:p>Rectangle displayBox(), Vector handles(), void readObject(ObjectInputStream s)</text:p>
          </table:table-cell>
          <table:table-cell table:number-columns-repeated="1019"/>
        </table:table-row>
        <table:table-row table:style-name="ro8">
          <table:table-cell table:style-name="Default" office:value-type="float" office:value="77" calcext:value-type="float">
            <text:p>77</text:p>
          </table:table-cell>
          <table:table-cell table:style-name="Default" office:value-type="string" calcext:value-type="string">
            <text:p>&lt;&lt; 40</text:p>
          </table:table-cell>
          <table:table-cell office:value-type="string" calcext:value-type="string">
            <text:p>N'EST PAS ADHOC, mais 77 est full/full class/subclass with anchor AbstractFigure</text:p>
          </table:table-cell>
          <table:table-cell table:style-name="ce1" office:value-type="string" calcext:value-type="string">
            <text:p>CH.ifa.draw.contrib.GraphicalCompositeFigure, CH.ifa.draw.contrib.PolygonFigure, CH.ifa.draw.figures.EllipseFigure, CH.ifa.draw.figures.ImageFigure, CH.ifa.draw.figures.PolyLineFigure, CH.ifa.draw.figures.RectangleFigure, CH.ifa.draw.figures.RoundRectangleFigure, CH.ifa.draw.figures.TextFigure, CH.ifa.draw.samples.pert.PertFigure, CH.ifa.draw.standard.AbstractFigure, CH.ifa.draw.standard.DecoratorFigure</text:p>
          </table:table-cell>
          <table:table-cell table:style-name="ce1" office:value-type="string" calcext:value-type="string">
            <text:p>Rectangle displayBox(), Vector handles(), void read(StorableInput dr), void write(StorableOutput dw)</text:p>
          </table:table-cell>
          <table:table-cell table:style-name="Default" table:number-columns-repeated="1019"/>
        </table:table-row>
        <table:table-row table:style-name="ro10">
          <table:table-cell office:value-type="float" office:value="78" calcext:value-type="float">
            <text:p>78</text:p>
          </table:table-cell>
          <table:table-cell office:value-type="string" calcext:value-type="string">
            <text:p>&lt;&lt; 77</text:p>
          </table:table-cell>
          <table:table-cell table:style-name="ce10"/>
          <table:table-cell office:value-type="string" calcext:value-type="string">
            <text:p>CH.ifa.draw.figures.EllipseFigure, CH.ifa.draw.figures.ImageFigure, CH.ifa.draw.figures.RectangleFigure, CH.ifa.draw.figures.RoundRectangleFigure, CH.ifa.draw.figures.TextFigure, CH.ifa.draw.samples.pert.PertFigure, CH.ifa.draw.standard.DecoratorFigure</text:p>
          </table:table-cell>
          <table:table-cell office:value-type="string" calcext:value-type="string">
            <text:p>Rectangle displayBox(), Vector handles(), void basicMoveBy(int x, int y), void read(StorableInput dr), void write(StorableOutput dw)</text:p>
          </table:table-cell>
          <table:table-cell table:number-columns-repeated="1019"/>
        </table:table-row>
        <table:table-row table:style-name="ro14">
          <table:table-cell table:style-name="Default" office:value-type="float" office:value="81" calcext:value-type="float">
            <text:p>81</text:p>
          </table:table-cell>
          <table:table-cell table:style-name="Default" office:value-type="string" calcext:value-type="string">
            <text:p>&lt;&lt; root</text:p>
          </table:table-cell>
          <table:table-cell office:value-type="string" calcext:value-type="string">
            <text:p>N'EST PAS ADHOC mais 81 est partial/full interface implementation with anchor Storable and </text:p>
          </table:table-cell>
          <table:table-cell table:style-name="ce1" office:value-type="string" calcext:value-type="string">
            <text:p>CH.ifa.draw.contrib.GraphicalCompositeFigure, CH.ifa.draw.contrib.PolygonFigure, CH.ifa.draw.contrib.StandardLayouter, CH.ifa.draw.contrib.TriangleFigure, CH.ifa.draw.figures.AbstractLineDecoration, CH.ifa.draw.figures.ArrowTip, CH.ifa.draw.figures.AttributeFigure, CH.ifa.draw.figures.EllipseFigure, CH.ifa.draw.figures.FigureAttributes, CH.ifa.draw.figures.ImageFigure, CH.ifa.draw.figures.LineConnection, CH.ifa.draw.figures.PolyLineFigure, CH.ifa.draw.figures.RectangleFigure, CH.ifa.draw.figures.RoundRectangleFigure, CH.ifa.draw.figures.TextFigure, CH.ifa.draw.samples.javadraw.AnimationDecorator, CH.ifa.draw.samples.pert.PertFigure, CH.ifa.draw.standard.AbstractConnector, CH.ifa.draw.standard.AbstractFigure, CH.ifa.draw.standard.AbstractLocator, CH.ifa.draw.standard.CompositeFigure, CH.ifa.draw.standard.DecoratorFigure, CH.ifa.draw.standard.LocatorConnector, CH.ifa.draw.standard.OffsetLocator, CH.ifa.draw.standard.RelativeLocator, CH.ifa.draw.util.Storable</text:p>
          </table:table-cell>
          <table:table-cell table:style-name="ce1" office:value-type="string" calcext:value-type="string">
            <text:p>void read(StorableInput dr), void write(StorableOutput dw)</text:p>
          </table:table-cell>
          <table:table-cell table:style-name="Default" table:number-columns-repeated="1019"/>
        </table:table-row>
        <table:table-row table:style-name="ro13">
          <table:table-cell office:value-type="float" office:value="82" calcext:value-type="float">
            <text:p>82</text:p>
          </table:table-cell>
          <table:table-cell office:value-type="string" calcext:value-type="string">
            <text:p>&lt;&lt; 81</text:p>
          </table:table-cell>
          <table:table-cell table:style-name="ce10"/>
          <table:table-cell office:value-type="string" calcext:value-type="string">
            <text:p>CH.ifa.draw.standard.OffsetLocator, CH.ifa.draw.standard.RelativeLocator</text:p>
          </table:table-cell>
          <table:table-cell office:value-type="string" calcext:value-type="string">
            <text:p>Point locate(Figure owner), void read(StorableInput dr), void write(StorableOutput dw)</text:p>
          </table:table-cell>
          <table:table-cell table:number-columns-repeated="1019"/>
        </table:table-row>
        <table:table-row table:style-name="ro13">
          <table:table-cell office:value-type="float" office:value="83" calcext:value-type="float">
            <text:p>83</text:p>
          </table:table-cell>
          <table:table-cell office:value-type="string" calcext:value-type="string">
            <text:p>&lt;&lt; 81</text:p>
          </table:table-cell>
          <table:table-cell table:style-name="ce10"/>
          <table:table-cell office:value-type="string" calcext:value-type="string">
            <text:p>CH.ifa.draw.standard.AbstractFigure, CH.ifa.draw.standard.OffsetLocator</text:p>
          </table:table-cell>
          <table:table-cell office:value-type="string" calcext:value-type="string">
            <text:p>void moveBy(int dx, int dy), void read(StorableInput dr), void write(StorableOutput dw)</text:p>
          </table:table-cell>
          <table:table-cell table:number-columns-repeated="1019"/>
        </table:table-row>
        <table:table-row table:style-name="ro13">
          <table:table-cell table:style-name="Default" office:value-type="float" office:value="91" calcext:value-type="float">
            <text:p>91</text:p>
          </table:table-cell>
          <table:table-cell table:style-name="Default" office:value-type="string" calcext:value-type="string">
            <text:p>&lt;&lt; 81</text:p>
          </table:table-cell>
          <table:table-cell/>
          <table:table-cell table:style-name="ce1" office:value-type="string" calcext:value-type="string">
            <text:p>CH.ifa.draw.figures.AbstractLineDecoration, CH.ifa.draw.figures.AttributeFigure</text:p>
          </table:table-cell>
          <table:table-cell table:style-name="ce1" office:value-type="string" calcext:value-type="string">
            <text:p>Color getFillColor(), void read(StorableInput dr), void write(StorableOutput dw)</text:p>
          </table:table-cell>
          <table:table-cell table:style-name="Default" table:number-columns-repeated="1019"/>
        </table:table-row>
        <table:table-row table:style-name="ro8">
          <table:table-cell table:style-name="Default" office:value-type="float" office:value="94" calcext:value-type="float">
            <text:p>94</text:p>
          </table:table-cell>
          <table:table-cell table:style-name="Default" office:value-type="string" calcext:value-type="string">
            <text:p>&lt;&lt; root</text:p>
          </table:table-cell>
          <table:table-cell office:value-type="string" calcext:value-type="string">
            <text:p>N'EST PÄS ADHOC mais 94 est partial/partial class/subclass with anchor ChangeConnectionHandle and behavior coverage 0.075</text:p>
          </table:table-cell>
          <table:table-cell table:style-name="ce1" office:value-type="string" calcext:value-type="string">
            <text:p>CH.ifa.draw.figures.TextFigure, CH.ifa.draw.standard.ChangeConnectionEndHandle, CH.ifa.draw.standard.ChangeConnectionHandle, CH.ifa.draw.standard.ChangeConnectionStartHandle</text:p>
          </table:table-cell>
          <table:table-cell table:style-name="ce1" office:value-type="string" calcext:value-type="string">
            <text:p>void disconnect()</text:p>
          </table:table-cell>
          <table:table-cell table:style-name="Default" table:number-columns-repeated="1019"/>
        </table:table-row>
        <table:table-row table:style-name="ro13">
          <table:table-cell office:value-type="float" office:value="95" calcext:value-type="float">
            <text:p>95</text:p>
          </table:table-cell>
          <table:table-cell office:value-type="string" calcext:value-type="string">
            <text:p>&lt;&lt; 94</text:p>
          </table:table-cell>
          <table:table-cell table:style-name="ce10"/>
          <table:table-cell office:value-type="string" calcext:value-type="string">
            <text:p>CH.ifa.draw.standard.AbstractHandle, CH.ifa.draw.util.Storable</text:p>
          </table:table-cell>
          <table:table-cell table:style-name="ce5" office:value-type="string" calcext:value-type="string">
            <text:p>Figure owner(), Rectangle displayBox(), boolean containsPoint(int x, int y), void disconnect(), void draw(Graphics g)</text:p>
          </table:table-cell>
          <table:table-cell table:number-columns-repeated="1019"/>
        </table:table-row>
        <table:table-row table:style-name="ro13">
          <table:table-cell office:value-type="float" office:value="96" calcext:value-type="float">
            <text:p>96</text:p>
          </table:table-cell>
          <table:table-cell office:value-type="string" calcext:value-type="string">
            <text:p>&lt;&lt; 94</text:p>
          </table:table-cell>
          <table:table-cell table:style-name="ce10"/>
          <table:table-cell office:value-type="string" calcext:value-type="string">
            <text:p>CH.ifa.draw.standard.ChangeConnectionEndHandle, CH.ifa.draw.standard.ChangeConnectionStartHandle</text:p>
          </table:table-cell>
          <table:table-cell table:style-name="ce5" office:value-type="string" calcext:value-type="string">
            <text:p>Connector target(), Point locate(), void connect(Connector c), void disconnect(), void setPoint(int x, int y)</text:p>
          </table:table-cell>
          <table:table-cell table:number-columns-repeated="1019"/>
        </table:table-row>
        <table:table-row table:style-name="ro15">
          <table:table-cell table:style-name="ce6" office:value-type="float" office:value="110" calcext:value-type="float">
            <text:p>110</text:p>
          </table:table-cell>
          <table:table-cell table:style-name="ce6" office:value-type="string" calcext:value-type="string">
            <text:p>&lt;&lt; root</text:p>
          </table:table-cell>
          <table:table-cell table:style-name="ce11" office:value-type="string" calcext:value-type="string">
            <text:p>Interesting. DrawApplication and DrawApplet both implement the interface DrawingEditor with methods : [Drawing drawing(), DrawingView view(), Tool tool(), void toolDone(), void showStatus(String), void selectionChanged(DrawingView)]. The interface DrawingEditor is implemented by just another class (JavaDrawViewer), which implements two methods other than what is in the interface. So this is a case where DrawingEditor should/could have been extended to handled a "drawing application", be it a Java application or a Java applet.</text:p>
          </table:table-cell>
          <table:table-cell table:style-name="ce11" office:value-type="string" calcext:value-type="string">
            <text:p>CH.ifa.draw.applet.DrawApplet, CH.ifa.draw.application.DrawApplication</text:p>
          </table:table-cell>
          <table:table-cell table:style-name="ce11" office:value-type="string" calcext:value-type="string">
            <text:p>Drawing createDrawing(), Drawing drawing(), DrawingView view(), StandardDrawingView createDrawingView(), Tool createSelectionTool(), Tool tool(), ToolButton createToolButton(String iconName, String toolName, Tool tool), void endAnimation(), void initDrawing(), void paletteUserOver(PaletteButton button, boolean inside), void paletteUserSelected(PaletteButton button), void selectionChanged(DrawingView view), void setSelected(ToolButton button), void setTool(Tool t, String name), void startAnimation(), void toolDone()</text:p>
          </table:table-cell>
          <table:table-cell table:style-name="ce6" table:number-columns-repeated="1019"/>
        </table:table-row>
        <table:table-row table:style-name="ro3">
          <table:table-cell table:style-name="Default" office:value-type="float" office:value="123" calcext:value-type="float">
            <text:p>123</text:p>
          </table:table-cell>
          <table:table-cell table:style-name="Default" office:value-type="string" calcext:value-type="string">
            <text:p>&lt;&lt; 122</text:p>
          </table:table-cell>
          <table:table-cell table:style-name="Default" office:value-type="string" calcext:value-type="string">
            <text:p>123 is not ADHOC but is full/full II with anchor type Tool</text:p>
          </table:table-cell>
          <table:table-cell table:style-name="ce1" office:value-type="string" calcext:value-type="string">
            <text:p>CH.ifa.draw.contrib.PolygonTool, CH.ifa.draw.figures.TextTool, CH.ifa.draw.framework.Tool, CH.ifa.draw.standard.AbstractTool, CH.ifa.draw.standard.ConnectionTool</text:p>
          </table:table-cell>
          <table:table-cell table:style-name="ce1" office:value-type="string" calcext:value-type="string">
            <text:p>void deactivate(), void mouseDown(MouseEvent e, int x, int y), void mouseDrag(MouseEvent e, int x, int y), void mouseUp(MouseEvent e, int x, int y)</text:p>
          </table:table-cell>
          <table:table-cell table:style-name="Default" table:number-columns-repeated="1019"/>
        </table:table-row>
        <table:table-row table:style-name="ro10">
          <table:table-cell office:value-type="float" office:value="125" calcext:value-type="float">
            <text:p>125</text:p>
          </table:table-cell>
          <table:table-cell office:value-type="string" calcext:value-type="string">
            <text:p>&lt;&lt; 123</text:p>
          </table:table-cell>
          <table:table-cell table:style-name="ce10" office:value-type="string" calcext:value-type="string">
            <text:p>ADHOC. Restrics extent, but adds a method: mouseMove(MouseEvent, int x, int y). Watch out if the fact that we have contrib matters</text:p>
          </table:table-cell>
          <table:table-cell office:value-type="string" calcext:value-type="string">
            <text:p>CH.ifa.draw.contrib.PolygonTool, CH.ifa.draw.standard.ConnectionTool</text:p>
          </table:table-cell>
          <table:table-cell table:style-name="ce5" office:value-type="string" calcext:value-type="string">
            <text:p>void deactivate(), void mouseDown(MouseEvent e, int x, int y), void mouseDrag(MouseEvent e, int x, int y), void mouseMove(MouseEvent e, int x, int y), void mouseUp(MouseEvent e, int x, int y)</text:p>
          </table:table-cell>
          <table:table-cell table:number-columns-repeated="1019"/>
        </table:table-row>
        <table:table-row table:style-name="ro9">
          <table:table-cell table:style-name="Default" office:value-type="float" office:value="120" calcext:value-type="float">
            <text:p>120</text:p>
          </table:table-cell>
          <table:table-cell table:style-name="Default" office:value-type="string" calcext:value-type="string">
            <text:p>&lt;&lt; root</text:p>
          </table:table-cell>
          <table:table-cell table:style-name="Default" office:value-type="string" calcext:value-type="string">
            <text:p>120 is not ADHOC but full/full II, with anchor type Tool</text:p>
          </table:table-cell>
          <table:table-cell table:style-name="ce1" office:value-type="string" calcext:value-type="string">
            <text:p>CH.ifa.draw.contrib.CustomSelectionTool, CH.ifa.draw.contrib.PolygonTool, CH.ifa.draw.figures.TextTool, CH.ifa.draw.framework.Tool, CH.ifa.draw.samples.javadraw.FollowURLTool, CH.ifa.draw.samples.javadraw.URLTool, CH.ifa.draw.standard.AbstractTool, CH.ifa.draw.standard.ActionTool, CH.ifa.draw.standard.ConnectionTool, CH.ifa.draw.standard.CreationTool, CH.ifa.draw.standard.HandleTracker, CH.ifa.draw.standard.SelectAreaTracker, CH.ifa.draw.standard.SelectionTool</text:p>
          </table:table-cell>
          <table:table-cell table:style-name="Default" office:value-type="string" calcext:value-type="string">
            <text:p>void mouseUp(MouseEvent e, int x, int y)</text:p>
          </table:table-cell>
          <table:table-cell table:style-name="Default" table:number-columns-repeated="1019"/>
        </table:table-row>
        <table:table-row table:style-name="ro8">
          <table:table-cell table:style-name="Default" office:value-type="float" office:value="121" calcext:value-type="float">
            <text:p>121</text:p>
          </table:table-cell>
          <table:table-cell table:style-name="Default" office:value-type="string" calcext:value-type="string">
            <text:p>&lt;&lt; 120</text:p>
          </table:table-cell>
          <table:table-cell office:value-type="string" calcext:value-type="string">
            <text:p>121 is not ADHOC but full/full II, with anchor type Tool and anchor behavior coverage 0.28</text:p>
          </table:table-cell>
          <table:table-cell table:style-name="ce1" office:value-type="string" calcext:value-type="string">
            <text:p>CH.ifa.draw.contrib.CustomSelectionTool, CH.ifa.draw.contrib.PolygonTool, CH.ifa.draw.figures.TextTool, CH.ifa.draw.framework.Tool, CH.ifa.draw.samples.javadraw.URLTool, CH.ifa.draw.standard.AbstractTool, CH.ifa.draw.standard.ActionTool, CH.ifa.draw.standard.ConnectionTool, CH.ifa.draw.standard.CreationTool, CH.ifa.draw.standard.HandleTracker, CH.ifa.draw.standard.SelectAreaTracker, CH.ifa.draw.standard.SelectionTool</text:p>
          </table:table-cell>
          <table:table-cell table:style-name="Default" office:value-type="string" calcext:value-type="string">
            <text:p>void mouseDown(MouseEvent e, int x, int y), void mouseUp(MouseEvent e, int x, int y)</text:p>
          </table:table-cell>
          <table:table-cell table:style-name="Default" table:number-columns-repeated="1019"/>
        </table:table-row>
        <table:table-row table:style-name="ro13">
          <table:table-cell office:value-type="float" office:value="126" calcext:value-type="float">
            <text:p>126</text:p>
          </table:table-cell>
          <table:table-cell office:value-type="string" calcext:value-type="string">
            <text:p>&lt;&lt; 121</text:p>
          </table:table-cell>
          <table:table-cell table:style-name="ce10" office:value-type="string" calcext:value-type="string">
            <text:p>ADHOC</text:p>
          </table:table-cell>
          <table:table-cell table:style-name="ce5" office:value-type="string" calcext:value-type="string">
            <text:p>CH.ifa.draw.figures.TextTool, CH.ifa.draw.samples.javadraw.URLTool</text:p>
          </table:table-cell>
          <table:table-cell table:style-name="ce5" office:value-type="string" calcext:value-type="string">
            <text:p>void endEdit(), void mouseDown(MouseEvent e, int x, int y), void mouseUp(MouseEvent e, int x, int y)</text:p>
          </table:table-cell>
          <table:table-cell table:number-columns-repeated="1019"/>
        </table:table-row>
        <table:table-row table:style-name="ro1">
          <table:table-cell office:value-type="float" office:value="127" calcext:value-type="float">
            <text:p>127</text:p>
          </table:table-cell>
          <table:table-cell office:value-type="string" calcext:value-type="string">
            <text:p>&lt;&lt; 120</text:p>
          </table:table-cell>
          <table:table-cell table:style-name="ce5" office:value-type="string" calcext:value-type="string">
            <text:p>ADHOC</text:p>
          </table:table-cell>
          <table:table-cell table:style-name="ce5" office:value-type="string" calcext:value-type="string">
            <text:p>CH.ifa.draw.contrib.PolygonTool, CH.ifa.draw.samples.javadraw.FollowURLTool, CH.ifa.draw.standard.ConnectionTool</text:p>
          </table:table-cell>
          <table:table-cell table:style-name="ce5" office:value-type="string" calcext:value-type="string">
            <text:p>void mouseMove(MouseEvent e, int x, int y), void mouseUp(MouseEvent e, int x, int y)</text:p>
          </table:table-cell>
          <table:table-cell table:number-columns-repeated="1019"/>
        </table:table-row>
        <table:table-row table:style-name="ro3">
          <table:table-cell table:style-name="ce6" office:value-type="float" office:value="128" calcext:value-type="float">
            <text:p>128</text:p>
          </table:table-cell>
          <table:table-cell table:style-name="ce6" office:value-type="string" calcext:value-type="string">
            <text:p>&lt;&lt; root</text:p>
          </table:table-cell>
          <table:table-cell table:style-name="ce6" office:value-type="string" calcext:value-type="string">
            <text:p>ADHOC</text:p>
          </table:table-cell>
          <table:table-cell table:style-name="ce11" office:value-type="string" calcext:value-type="string">
            <text:p>CH.ifa.draw.samples.javadraw.JavaDrawApp, CH.ifa.draw.samples.net.NetApp, CH.ifa.draw.samples.nothing.NothingApp, CH.ifa.draw.samples.pert.PertApplication</text:p>
          </table:table-cell>
          <table:table-cell table:style-name="ce6" office:value-type="string" calcext:value-type="string">
            <text:p>void createTools(JToolBar palette), void main(String[] args)</text:p>
          </table:table-cell>
          <table:table-cell table:style-name="ce6" table:number-columns-repeated="1019"/>
        </table:table-row>
        <table:table-row table:style-name="ro1">
          <table:table-cell table:style-name="ce6" office:value-type="float" office:value="135" calcext:value-type="float">
            <text:p>135</text:p>
          </table:table-cell>
          <table:table-cell table:style-name="ce6" office:value-type="string" calcext:value-type="string">
            <text:p>&lt;&lt; root</text:p>
          </table:table-cell>
          <table:table-cell table:style-name="ce6" office:value-type="string" calcext:value-type="string">
            <text:p>ADHOC</text:p>
          </table:table-cell>
          <table:table-cell table:style-name="ce6" office:value-type="string" calcext:value-type="string">
            <text:p>CH.ifa.draw.contrib.MDI_InternalFrame, CH.ifa.draw.framework.DrawingChangeEvent</text:p>
          </table:table-cell>
          <table:table-cell table:style-name="ce6" office:value-type="string" calcext:value-type="string">
            <text:p>Drawing getDrawing()</text:p>
          </table:table-cell>
          <table:table-cell table:style-name="ce6" table:number-columns-repeated="1019"/>
        </table:table-row>
        <table:table-row table:style-name="ro10">
          <table:table-cell table:style-name="Default" office:value-type="float" office:value="137" calcext:value-type="float">
            <text:p>137</text:p>
          </table:table-cell>
          <table:table-cell table:style-name="Default" office:value-type="string" calcext:value-type="string">
            <text:p>&lt;&lt; 136</text:p>
          </table:table-cell>
          <table:table-cell table:style-name="Default" office:value-type="string" calcext:value-type="string">
            <text:p>137 is not ADHOC. It is full/full II, with anchor type: Handle, and anchor type behavior coverage 0.18</text:p>
          </table:table-cell>
          <table:table-cell table:style-name="ce1" office:value-type="string" calcext:value-type="string">
            <text:p>CH.ifa.draw.contrib.PolygonScaleHandle, CH.ifa.draw.contrib.TriangleRotationHandle, CH.ifa.draw.figures.ElbowHandle, CH.ifa.draw.figures.RadiusHandle, CH.ifa.draw.framework.Handle, CH.ifa.draw.standard.AbstractHandle, CH.ifa.draw.standard.ChangeConnectionHandle, CH.ifa.draw.standard.LocatorHandle</text:p>
          </table:table-cell>
          <table:table-cell table:style-name="Default" office:value-type="string" calcext:value-type="string">
            <text:p>Point locate(), void draw(Graphics g)</text:p>
          </table:table-cell>
          <table:table-cell table:style-name="Default" table:number-columns-repeated="1019"/>
        </table:table-row>
        <table:table-row table:style-name="ro3">
          <table:table-cell office:value-type="float" office:value="138" calcext:value-type="float">
            <text:p>138</text:p>
          </table:table-cell>
          <table:table-cell office:value-type="string" calcext:value-type="string">
            <text:p>&lt;&lt; 137</text:p>
          </table:table-cell>
          <table:table-cell table:style-name="ce5" office:value-type="string" calcext:value-type="string">
            <text:p>ADHOC</text:p>
          </table:table-cell>
          <table:table-cell table:style-name="ce5" office:value-type="string" calcext:value-type="string">
            <text:p>CH.ifa.draw.contrib.PolygonScaleHandle, CH.ifa.draw.contrib.TriangleRotationHandle</text:p>
          </table:table-cell>
          <table:table-cell office:value-type="string" calcext:value-type="string">
            <text:p>Point getOrigin(), Point locate(), void draw(Graphics g), void invokeEnd(int dx, int dy, Drawing drawing), void invokeStart(int x, int y, Drawing drawing), void invokeStep(int dx, int dy, Drawing drawing)</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CA"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3">0000-00-00</text:date>, <text:time style:data-style-name="N2" text:time-value="11:10:24.0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0H46M37S</meta:editing-duration>
    <meta:editing-cycles>13</meta:editing-cycles>
    <meta:generator>LibreOffice/4.4.5.2$Windows_x86 LibreOffice_project/a22f674fd25a3b6f45bdebf25400ed2adff0ff99</meta:generator>
    <dc:date>2016-06-03T20:43:39.772000000</dc:date>
    <meta:document-statistic meta:table-count="3" meta:cell-count="644" meta:object-count="0"/>
    <meta:user-defined meta:name="Info 1"/>
    <meta:user-defined meta:name="Info 2"/>
    <meta:user-defined meta:name="Info 3"/>
    <meta:user-defined meta:name="Info 4"/>
  </office:meta>
</office:document-meta>
</file>